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葉小慧   |  2019.09.08 11:12   |   <text:a xlink:type="simple" xlink:href="http://palinfo.habago.org/Entry?Command=Information_PrintForum&amp;iPage=1#FORUM37863"><text:span text:style-name="T1">#</text:span></text:a></text:p>
      <text:p text:style-name="P3">陳明文的「助兒創業300萬」之後，現在有漁業署的「台日互惠300噸」。 <text:line-break/><text:line-break/>葉小慧 2019.09.08. <text:line-break/><text:line-break/>蔡政府對日真友好，對自己漁民真出賣！日本成立部隊巡守釣魚台，台灣沒反應；現在日本缺黑鮪魚，就出賣自己漁民權益，把台灣擁有的限額部分割給日本，還稱「台日互惠」。 <text:line-break/><text:line-break/>查證「黑框作業」所指控的「台日友好交換配額」事件，恐怕更加糟糕。若依據日本共同社報導，台灣可能連那300噸的大目鮪都沒有。即使確實以300噸的大目鮪作為交換，市場價格的明顯差異（黑鮪魚：大目鮪=535.2/182.0 約兩倍之差），仍然讓台灣漁民權益受損。 <text:line-break/><text:line-break/>以下為查證資料： <text:line-break/>1) 日本共同社昨日率先發出快訊：北小委員會已達成協議，將大型金槍魚台灣300噸配額移交給日本。所謂大型金槍魚：太平洋藍鰭金槍魚，就是黑鮪魚。但並未提及有用300噸大目鮪交換事宜。 <text:line-break/>---- <text:line-break/>【共同社波特蘭9月7日電】關於太平洋藍鰭金槍魚2020年的捕撈配額，中西部太平洋金槍魚類委員會（WCPFC）北小委員會達成協議，將台灣大型魚配額中的300噸移交給日本。（完） <text:line-break/>https://tchina.kyodonews.net/…/2019/09/86f7910e79b2-300.html <text:line-break/>---- <text:line-break/>2) 聯合即時新聞原報導：台日友好！日人愛吃黑鮪魚 台灣讓300噸配額給日本。 <text:line-break/>---- <text:line-break/>2019-09-07 22:07聯合報 記者葉冠妤╱即時報導 <text:line-break/><text:line-break/>漁業署表示，WCPFC在3至6日於美國奧勒岡州波特蘭舉行北方次委員會(NC)第15屆會議，該會議甫就太平洋黑鮪、北太平洋長鰭鮪、紅肉旗魚及北太平洋水鯊等資源狀況及目前管理措施進行年度檢視，並將於本年12月舉行的WCPFC年會提出管理修正建議，其中，我國基於互利立場，與日本就太平洋黑鮪管理進行合作，同意於2020年將300公噸的太平洋黑鮪配額移轉給日本使用，另一方面，我國漁民有迫切需要但面臨配額不足的大目鮪，則需要日本等有關國家給予協助。 <text:line-break/><text:line-break/>農委會漁業署副署長林國平表示，日本此次在北小委員會提議，希望能擴大黑鮪的捕撈配額，30公斤以上大魚的捕撈配額增加20%、未滿30公斤小魚增加10%，但最後提案未過，日方轉而尋求台灣協助，我國也願意在不影響漁民捕撈權益的前提下，將300噸的捕撈配額轉交給日本，基於互利、互惠，日本也將我國需求量較大的大目鮪300噸配額給台灣。 <text:line-break/>林國平強調，台灣黑鮪配額約1700噸，過去海洋資源富饒，每年捕獲量多在1000噸上下，但近10年捕獲量降至500噸以下，未能利用配額達千餘公噸，壓力相對較輕，因此這次答應移交給日本300噸後，也不會影響到台灣漁民的捕撈權益。 <text:line-break/><text:line-break/>他說，國際間偶有在總限額不變下，各國彈性調配漁獲捕撈配額的例子，這次台灣和日本互換捕撈配額，目前僅是北小委員會初步決議，尚未定案，還須在年底提報WCPFC大會，若通過，將從明年起生效。 <text:line-break/>https://udn.com/news/story/7270/4035028 <text:line-break/>---- <text:line-break/><text:line-break/>3)依據「漁產品全球資訊網」所查詢台灣去年均價(107/01/01-108/01/01)，黑鮪魚(代號2114)均價為每公斤535.2元，大目鮪(代號2112)則為每公斤182.0元。黑鮪魚比大目鮪貴了兩倍。但漁業署所稱的交換噸量都是300噸。 <text:line-break/>https://efish.fa.gov.tw/efish/statistics/trendchart.htm <text:line-break/><text:line-break/>4)漁業署原新聞稿：太平洋黑鮪限額轉讓 中西太平洋漁業委員會12月決定 <text:line-break/>https://bit.ly/2kAOwYb</text:p>
      <text:p text:style-name="P2">小魚   |  2019.09.08 10:17   |   <text:a xlink:type="simple" xlink:href="http://palinfo.habago.org/Entry?Command=Information_PrintForum&amp;iPage=1#FORUM37862"><text:span text:style-name="T1">#</text:span></text:a></text:p>
      <text:p text:style-name="P4">我以前覺得，支持民進黨的真的是腦殘的台灣人，現在，覺得不支持民進黨的也是很多腦殘的台灣人 <text:line-break/>例如最近紛紛擾擾什麼25分鐘...我也不是非常韓粉的韓粉，因為我覺得台灣的選舉結果不會改變命運 <text:line-break/>我只是說，民進黨的選舉策略，是讓你們這些不支持民進黨的不喜歡韓， <text:line-break/>『每個人都有缺點，也可以被放大放小，如果有人鋪天蓋地的搞，一定可以搞臭，不管你原來臭不臭』（或許韓真臭，或許不臭） <text:line-break/>所以只要不喜歡民進黨的不投票給韓，菜就贏了！這就是他們的策略！ <text:line-break/>但菜贏了，台灣就輸了，因為這種先殺自己一刀的硬碰硬，對岸不會沒有反應.. <text:line-break/>所以吳敦義是說了實話，可是台灣人沒腦袋，相信對岸硬的時候要有一個更硬的人來對抗！這就是自己是細漢仔，以為隔壁家的阿嘟仔會來幫忙？人家家的老小還要顧啊.. <text:line-break/>至於非菜的當選，當選就不會統一？我覺得只是慢一點罷了，但是慢的好處是可以以拖待變，或許台灣會有轉機？只是一昧的去中國化，對岸也不會讓你這樣搞下去的 <text:line-break/><text:line-break/>我的論點沒有太多人相信，所以我等著看..</text:p>
      <text:p text:style-name="P2">陳真   |  2019.09.06 16:52   |   <text:a xlink:type="simple" xlink:href="http://palinfo.habago.org/Entry?Command=Information_PrintForum&amp;iPage=1#FORUM37861"><text:span text:style-name="T1">#</text:span></text:a></text:p>
      <text:p text:style-name="P3">卡韓政變 (163)：明文規定，碧仲就輕 <text:line-break/><text:line-break/>陳真 2019.09.06. <text:line-break/><text:line-break/>謝謝小慧。是蔡碧仲沒錯啊，是筆誤，我還以為明文規定他改姓陳了耶。 <text:line-break/><text:line-break/>因為照顧小孩，昨晚一夜沒睡。中午去吃麵，點完菜之後我就坐著睡著了，當麵端來時，我突然被驚醒，頓時不知身在何處今夕何夕，只見到兩位女服務生彼此之間互使眼色，露出燦笑。當我悠悠醒來，才想起我是來吃麵，這是我第三次在同一家店睡著了，最長一次睡了將近兩個鐘頭，睡到整個下巴全是口水，給服務員們帶來一點工作中的樂趣。 <text:line-break/><text:line-break/>我上一篇文章就是在這樣一種腦袋不清的狀態下寫的，寫完之後幾分鐘就收到幾封指正函，幾個地方筆誤了。傳播速度之快，讓我被告的風險遽增，因為我根本提不出人渣黨貪污舞弊的證據。我有一些圈內人證，但我不相信這些人會幫忙作證，除非他們不要命了。 <text:line-break/><text:line-break/>人渣黨控制了司法檢調系統，法官紛紛改掛綠旗，以示忠貞；自己人大事化小，小事化無。你看，陳明文光是其中一個案子，六、七億的工程款項，居然只裁罰洩露底標的陳明文18萬，易科罰金不用坐牢。 <text:line-break/><text:line-break/>可是，民進黨開的法院及檢警調系統，對於異己或對人渣黨稍有不敬者，作風剛好相反，小事大辦，根本沒事也能把你弄出事來。比方說你寫文章批評民進黨政府 "送" 錢給一些每天在貪污國外貸款的所謂 "友邦"，這樣寫不行哦，你要說 "借" 錢才行 (可是這些錢明明將有去無回)，否則就是造謠，破壞公眾安寧，必須繩之以法。 <text:line-break/><text:line-break/>黨外時，國民黨是採積分制，就像超商累積點數兌換獎品那樣，積分夠了才會出事，才會有報應，平常一般不會有事。因此，黨外同志間經常以此互開玩笑，有時還當成問候語，見了面就問 "最近好嗎？積分夠了嗎？大家加油啊！" <text:line-break/><text:line-break/>人渣黨則不是這樣，積分當然是一定要的，那會影響你往後的前途。但是，積分制之外，也有立即兌獎的部份，兌獎方式眾多，比方說出動網軍造謠抹黑你，騷擾你工作的醫院或學校，或是在你的文章中挑語病做文章，然後以司法檢警調做為打壓工具。 <text:line-break/><text:line-break/>套句高達的話，"愛人者去愛，殺人者去殺"，囂張跋扈者也儘管去囂張跋扈，是非善惡究竟有沒有降臨島嶼的一天，我還真不敢說，畢竟我不曾見過，我只見過道高一尺，魔高一丈，人渣們始終吃香喝辣，而忠良之士卻必遭迫害。 <text:line-break/><text:line-break/>但是，即便公義從此消失於宇宙之間，我還是一樣厭惡不義，此心不渝。</text:p>
      <text:p text:style-name="P2">葉小慧   |  2019.09.06 13:12   |   <text:a xlink:type="simple" xlink:href="http://palinfo.habago.org/Entry?Command=Information_PrintForum&amp;iPage=1#FORUM37860"><text:span text:style-name="T1">#</text:span></text:a></text:p>
      <text:p text:style-name="P4">陳醫師好 <text:line-break/><text:line-break/>「卡韓政變 (162)：政治所為何事？ 」文中看到一點問題，陳碧仲是否應為「蔡」碧仲，為「法務部」次長。 <text:line-break/><text:line-break/>陳明文在我小時候，也就是30年前更久就已經在嘉義政壇活躍，有印象的正好是他從國民黨變成民進黨，然後嘉義縣就一路民進黨執政至今，高雄都變天了，嘉義縣依舊綠茫茫，地方生活還是青筍筍。為此，我在2014年曾經寫了一篇選舉感想文紀錄。 <text:line-break/><text:line-break/>現在大家都會酸「明文規定，碧仲就輕」，知道陳明文真的很誇張，可是然後呢？似乎又要無疾而終了。 <text:line-break/><text:line-break/>---- <text:line-break/>葉小慧 <text:line-break/>2014年11月30日 <text:line-break/><text:line-break/>接下來要講的這些話，因為選舉落幕了所以才敢講。 <text:line-break/><text:line-break/>回嘉義跟同學聚會，再回家跟家人東聊西聊，意外的居然也談到了政治。這跟我對娘家向來對政治冷漠的印象差距甚大，但也是這次談話讓我對這次選舉結果抱持非常悲觀的預期。 <text:line-break/><text:line-break/>嘉義從藍天變綠地，我經歷過，小時候一直有印象，不管哪個黨，通通有送500，然後鄉下人的道義就是，錢收了你不能不辦事，當然更不用說檢舉，除非你都不收咩，那你不收其他人都收了，你是要獨善其身還是跟大家一起。 <text:line-break/><text:line-break/>那時候的交換，也許一開始是500，但後面慢慢變成，選誰他會幫你造橋鋪路，會幫你在颱風過後山崩時候盡快幫你修路修橋，所以有關係就變得很重要，沒關係就得努力跟人家有關係，500也是關係，一票也是關係。 <text:line-break/><text:line-break/>山上中低收戶人家如我，熬出來在台北市當天龍人，說真的我很滿足了。外移是因為我身體差，除了唸書咬文嚼字，我不是下田的料，父親走了之後，母親也說，跟政府租的地由兄弟共業，女孩子拋棄繼承。嘉義沒什麼工作，先生工作也必須在台北，所以走到今天。 <text:line-break/><text:line-break/>藍天變綠地，是因為陳明文的轉投陣營。大家覺得沒關係，會做事就好，生活會變好就好。這一變十幾年。但接下來要說的是，什麼都沒變。 <text:line-break/><text:line-break/>娘家努力生產報國，可是孩子只能送公托，結果鄉說想要把公托委外給台南財團，惹得大家怒了，不了了之，然後明明有近千萬的經費，公托說沒錢了，沒辦法買新的娃娃車，剩下的一台娃娃車不能送孩子回山區，要父母接送，但奇怪另外一邊有縣議員什麼的家，娃娃車一定接送到家。 <text:line-break/><text:line-break/>我小時候印象中過得比較好的人家，現在還是過得比較好，甚至更好。他們不需要擔心孩子要送公托，因為他們孩子有私托，公托有沒有都沒關係，而公托沒了受影響最大的正是這些除了公托很難有其他選擇的中低收入戶。 <text:line-break/><text:line-break/>這只是其中一件事情。母親怒，相當怒，她說嘿說什麼選民進黨會比較好，傻傻相信，結果嘿啦人家比較好，咱呢？然後這次家鄉選情很無聊，幾乎都只有一位參選，因為上下都被搓好了。 <text:line-break/><text:line-break/>母親說，至少要一半一半，讓一黨有另一黨監督。說起來沒錯，但也錯了，我忍住沒提醒母親，檯面上這些政治人物，哪一個不是十幾年前就在，甚至更早，從我小時候到現在，他們說會監督，他們說會做好服務，早該做到了，何必到現在還是這些人在把持。他們吃得肥肥，我們裝得槌槌，裝到自己都信了。 <text:line-break/><text:line-break/>我跟某人爭論，說聯考制度對小時候我這種窮苦人家才是公平的。因為我以前不需要補習，憑自己努力憑自己衝刺，一樣可以上省女上國立大學，我可以走出循環。現在人說的公平正義，都是中產階級的公平正義，根本不是我們這種弱勢者的。中產階級他們要別人賺到的他們也要，別人享受的他們也要，這才是真的，所以教改怎麼改？就這樣改。 <text:line-break/><text:line-break/>一切都是自私，而這個環境供養自私最好的土壤，真正底層的還期望這些自私的人會替自己想，腦袋真的不夠清醒。 <text:line-break/><text:line-break/>我沒忍住，還是跟母親說，那妳可以表達自己的意見啊，她說「驚去吼郎砰砰」。這句話，真的在我心底開了一槍。 <text:line-break/><text:line-break/></text:p>
      <text:p text:style-name="P2">陳真   |  2019.09.06 12:06   |   <text:a xlink:type="simple" xlink:href="http://palinfo.habago.org/Entry?Command=Information_PrintForum&amp;iPage=1#FORUM37859"><text:span text:style-name="T1">#</text:span></text:a></text:p>
      <text:p text:style-name="P3">卡韓政變 (162)：政治所為何事？ <text:line-break/><text:line-break/>陳真 2019.09.06. <text:line-break/><text:line-break/><text:line-break/>政治上貪贓枉法聚財斂財之事，我不認為是所謂民主的錯，也不認為是資本主義本身的問題，這只是一種人渣分贓政治，一種病態，而非制度本身使然，更無其必然性。社會主義不也一樣有可能產生一大堆貪官污吏吃飽喝足無所不貪。這不是制度本身的內在問題，而是在外部意義上人民到底有沒有意願與決心鏟除病態的素質問題。 <text:line-break/><text:line-break/>被歹徒騙一次是正常，倘若被騙一百次依然喊萬歲，那就是被騙的人的問題，要不是智能低下就是心態或基本道德感有問題。 <text:line-break/><text:line-break/>人渣歹徒們之所以呼風喚雨，喊水會結凍，並非因為他們有三頭六臂，而是因為普遍低素質的人民賦予他們權力，任其為所欲為。 <text:line-break/><text:line-break/>至於陳明文在高鐵上忘了帶走三百萬然後不斷撒謊圓謊胡扯瞎掰一通的事，各位有沒有想過，如果不是剛好出現這樣一個 "疏忽"，讓人大開眼界，讓人突然發現政治之黑暗與污濁，平常你會抱持多大的義憤或多大的意願真心想要去理解不良政治之為害與荒唐？恐怕連理解它的動機也沒有，更不用說企圖改變它了。 <text:line-break/><text:line-break/>也就是說，台灣人幾乎全是順民，平常無所事事，選舉一到就接受洗腦指令去投票，蠢血沸騰一番，投完之後就又隨便政治人物大貪特貪，然後再等待四年後，再依洗腦指令再投一次票，然後很驕傲地說，我們很偉大哦，我們享受民主自由哦。 <text:line-break/><text:line-break/>其實，即便發生這樣一種可說是 "人贓俱獲" 的醜聞，台灣人依舊很順從，頂多酸一酸，笑一笑，然後呢？然後就沒了。絕大多數人缺乏義憤，他總是隨時能找到各種理由與藉口來使自己不作為，彷彿自己是個什麼魯濱遜，活在一己世界，跟社會沒有任何連結，總之就是不干我的事，甚至以此為榮為傲，好像這樣過活顯得比較清高或浪漫似的。 <text:line-break/><text:line-break/>有句話說 "冰山一角"，政治上，我們實際所能看見的扯爛污行徑，恰恰就是冰山一角，九牛一毛，滄海一粟，絕大多數的污穢與齷齪全掩蓋在桌面底下。即便露出的那冰山一角，我們也往往無法確切知道其黑暗行徑之一切細節，遑論各種所謂證據。但是，難道你真的幼稚到就真以為一角不過只是一角，沒有冰山，只有一角？甚至以為連一角都不存在，只因為你沒有所謂證據？ <text:line-break/><text:line-break/>你看，無數政治人物都是股神，永遠買在低點，賣在高點，簡直神乎其技，永遠都能事先知道何時股票會噴出大漲，永遠都能在土地變更地目之前事先知道何時要在何處購買土地，賺取數十倍數百倍暴利，永遠都能事先知道公共工程的底標 (陳明文之前的案子就是一例)，永遠都能比別人有更好的機會平步青雲坐領高薪，不管怎麼扯爛污，永遠都能免於官司，永遠都能比別人有更多撈大錢卡大位的機會，永遠都能輕易取得各種其實根本不必歸還的所謂貸款....請你告訴我，這一切貪贓枉法利益輸送的所謂 "證據" 在哪？難道你因為提不出每個細節的所謂鐵證，就因此否認貪瀆分贓政治的存在？ <text:line-break/><text:line-break/>我不相信有人會腦殘到真的相信陳明文那三百萬是要拿給小孩去菲律賓開什麼珍珠奶茶店。一個二十多歲的人，說是在菲律賓已經工作兩年，卻從來沒有當地帳戶，難道每個月薪水都是給現金？要去國外創業，卻必須扛著一大袋巨額現鈔說要去買機器買麵粉，然後再揹去菲律賓開店？難道他在台灣連帳戶也沒有？父母給錢都得這樣辛苦地扛著大皮箱給現金？而且，還說什麼賣麵粉的商家指定要現鈔，如今曝光，珍奶事業被迫已經 "腰斬"，種種荒唐透頂的低能謊言，存心就是有恃無恐，把人民當白癡。 <text:line-break/><text:line-break/>我不相信有人白癡到會去相信那些鬼話，但我相信大多數台灣人不會在乎，更不用說憤怒了。 <text:line-break/><text:line-break/>我相信那三百萬只是一種零頭，一種台式黑金政治之日常例行作業；若非骯髒錢，就是從事不可告人之用途。 <text:line-break/><text:line-break/>但是你看，檢調會真的去調查嗎？當然不會。為什麼？因為法院過去是國民黨開的，早已變成民進黨所經營。連查都不用查，所謂內政部長徐什麼勇的就出來幫忙辯解了，所謂法務部副部長蔡碧仲更是公開宣稱一切合法，實在有夠無恥。 <text:line-break/><text:line-break/>蔡碧仲原本是地方上一名律師，曾擔任陳明文貪污案的辯護律師，後來就被陳明文與蔡英文提拔為法務部次長，基本上就是一個政治打手。管中閔之卡管案，千方百計想要把管中閔給繩之以法的人之一就是蔡碧仲。 <text:line-break/><text:line-break/>在這個人渣政權底下，一個人被任用，絕不是因為他是個人才，而是因為他很乖，很忠心，是自己人。 <text:line-break/><text:line-break/>以民主之名，行黑金撈錢奪權之實。二十幾年來，在貪污老賊李登輝的帶領下，台灣的政治腐爛齷齪到根本難以想像的地步，比黨外時期的蔣家政權還要骯髒黑暗數百倍。 <text:line-break/><text:line-break/>陳明文其實不是一個人，而是一個集團，是當今政壇最主流的政治惡勢力，蔡式政權的左右兩大護法之一。他過去是國民黨的地方派系，後來民進黨壯大，就如同蔡英文，便馬上由藍轉綠，投靠民進黨，然後轉過頭來鬥爭逐漸改革向善的國民黨，查封其黨產，各項龐大公家資源卻掠為一黨之私，一如當年舊國民黨之所為。 <text:line-break/><text:line-break/>尤有甚者，民進黨這幾年所積極進行的什麼保防法、反滲透法等等等，一來反中洗腦，一來藉以傷害異己；無數泯滅良知的政治惡行，主要操盤者之一就是陳明文，執行蔡英文的意志。 <text:line-break/><text:line-break/>各位有沒有想過，高鐵三百萬的事如果發生在韓國瑜身上，如果韓國瑜說要拿這三百萬給他女兒韓冰讓她去國外創業，你想會有什麼後果？毫無疑問，所有人都會唾棄他，連我也絕對不可能再支持韓國瑜，因為這三百萬若非骯髒錢，就是從事不可告人的用途。 <text:line-break/><text:line-break/>但是，當這樣的事發生在民進黨身上時，你看，整個黨、大官小官及綠營名嘴與媒體全部跳出來護航，硬是要瞎掰。這個黨之毫無廉恥，難道你還看不出來？究竟是什麼樣的低能腦殘者居然會支持這樣一個黨？居然會相信這些人熱愛什麼民主自由，居然會相信這些人渣是什麼臺獨勇士，居然會相信這些人渣會為大多數基層民眾的福祉打拼。 <text:line-break/><text:line-break/>今天不要說是一個像韓國瑜那樣傑出優秀的人出來競選，就算是一隻貓頭鷹出來選總統，我們都還是應該投給貓頭鷹而不是投給一群貪婪腐敗的歹徒與騙子。 <text:line-break/><text:line-break/>在綠媒的渲染下，人們常嘲笑韓國瑜的庶民取向，聽起來實在很荒唐。姑且不說黨外時期或早期民進黨整天抬舉庶民，甚至假裝自己也是庶民 (例如用語刻意粗鄙或動輒罵幹你娘)，藉以吸收選票，如今卻反而百般羞辱平民百姓販夫走卒，說是土包子，說是草包，說韓的支持者沒水準，全是一些魯蛇云云。 <text:line-break/>而我想說的是，政治之所以還具有它應有的一點基本價值，難道不就是因為它的庶民核心意義？也就是說，政治難道不就是要農漁勞工商及老幼婦孺創造更好的生存環境？難道政治只是要讓有錢人賺更多？讓菁英們過得更爽，卻始終以一般人的基本生存條件為代價？ <text:line-break/><text:line-break/>韓國瑜口才其實並不好。他之所以贏得許多人的心絕非因為什麼口才，而是因為他的心之赤忱；人們發現，他聽得懂我在說什麼，他能了解我的痛苦，他跟我過著一樣的生活，他跟我一樣努力打拼，他乾淨勤奮聰明，他在乎我的痛苦與將來。 <text:line-break/><text:line-break/>我始終確信一點：韓流不可能消失。它也許會被打壓於一時，但永遠不可能消失。為什麼？因為那就是政治之所以還值得存在的唯一原因。政治倘若不是為了追求廣大庶民百姓更好的生活，政治有何意義可言？倒不如回歸叢林社會或無政府狀態不是嗎？</text:p>
      <text:p text:style-name="P2">洋洋   |  2019.09.05 22:56   |   <text:a xlink:type="simple" xlink:href="http://palinfo.habago.org/Entry?Command=Information_PrintForum&amp;iPage=1#FORUM37858"><text:span text:style-name="T1">#</text:span></text:a></text:p>
      <text:p text:style-name="P4">打錯了，是1502萬。</text:p>
      <text:p text:style-name="P2">洋洋   |  2019.09.05 21:10   |   <text:a xlink:type="simple" xlink:href="http://palinfo.habago.org/Entry?Command=Information_PrintForum&amp;iPage=1#FORUM37857"><text:span text:style-name="T1">#</text:span></text:a></text:p>
      <text:p text:style-name="P3">300萬有5公斤重，竟然會忘了拿，不僅忘了拿，還沒報案，高鐵通報警方，據報導陳明文相當不滿，大發雷霆！ <text:line-break/><text:line-break/>看看這家底，0.03個單位對他真的無關痛癢。 <text:line-break/><text:line-break/>陳明文 107年11月1日 財產申報清單 <text:line-break/><text:line-break/>土地53筆 <text:line-break/>房屋14棟 <text:line-break/>存款1502元 <text:line-break/>LEXUS汽車1輛 <text:line-break/>有價證券1819萬 <text:line-break/>專業投資3818萬 <text:line-break/>保險16筆 <text:line-break/><text:line-break/>從來沒有那一刻，讓我想讀毛選或者馬克思的著作。 <text:line-break/><text:line-break/>有個經濟學家說民主體制下的資本主義，必然會造成金錢集中化的現象，最後是極少數有錢人掌握一切資源。然後等待下一個世界大戰，重新分配財富。 <text:line-break/>大劉給了另一個答案。 <text:line-break/><text:line-break/>劉慈欣 <text:line-break/>贍養人類 <text:line-break/>這部科幻小說中幻想未來的地球貧富差距已經到了極致： <text:line-break/>「99%的世界財富掌握在一個人的手中!這個人被稱做終產者。第一地球變成了由一個富人和二十億個窮人組成的世界，窮人是二十億，而富人只有一個。」 <text:line-break/>https://youtu.be/kvxTjPf3Kzc <text:line-break/><text:line-break/>在油管上看科幻小說，約10分鐘就完事。 <text:line-break/>再推薦兩部大劉的作品 <text:line-break/><text:line-break/>赡养上帝 <text:line-break/>https://youtu.be/1mppmqlxsrU <text:line-break/><text:line-break/>鄉村教師 <text:line-break/>https://youtu.be/H9ORB1h_AE4</text:p>
      <text:p text:style-name="P2">政信   |  2019.09.05 15:06   |   <text:a xlink:type="simple" xlink:href="http://palinfo.habago.org/Entry?Command=Information_PrintForum&amp;iPage=1#FORUM37856"><text:span text:style-name="T1">#</text:span></text:a></text:p>
      <text:p text:style-name="P4">我在網路上看到了一個段子。 <text:line-break/><text:line-break/>「人家掉了0.03個億，真心不懂你們嚷嚷什麼？」 <text:line-break/><text:line-break/>貧窮不止限制我們的想像連計量單位都不一樣。</text:p>
      <text:p text:style-name="P2">陳真   |  2019.09.04 20:27   |   <text:a xlink:type="simple" xlink:href="http://palinfo.habago.org/Entry?Command=Information_PrintForum&amp;iPage=1#FORUM37855"><text:span text:style-name="T1">#</text:span></text:a></text:p>
      <text:p text:style-name="P3">【重磅快評】高鐵300萬太驚奇！陳明文一家歹戲拖棚 <text:line-break/><text:line-break/>2019-09-04 <text:line-break/><text:line-break/>聯合報 主筆室 <text:line-break/><text:line-break/>高鐵昨天上午撿到裝了300萬現金的未上鎖登機箱，追查發現失主竟是民進黨立委陳明文，陳的次子說這是父親給創業基金，要讓他到菲律賓開珍珠奶茶店；不可思議的情節製造了漫天問號，以致有民眾到地檢署告發洗錢，更有議員賭上職務認為陳明文無法證明所言為真。 <text:line-break/><text:line-break/>300萬元確實不是小數目，這恐怕也是高鐵歷來拾獲金額最大的遺失物，加上主角是立委陳明文，以致這件事瞬間成了社會矚目的新聞；原本陳家是可以好好說明，但卻摻雜了情緒及政治操作，迅速升高新聞的熱度。 <text:line-break/><text:line-break/>不知道是在何種情境下，陳明文把300萬元留在車上就逕自下車了，直到中午和兒子吃飯才「突然」想起錢遺落在高鐵上；陳的兒子趕到高鐵站領取，結果300萬元一文未少拿回。 <text:line-break/><text:line-break/>陳家提出最初的版本顯然省略許多重要細節，例如裝這麼多錢的登機箱為何沒上鎖？有沒有人同行？高鐵拾獲登機箱是如何確認是陳明文的？是高鐵主動通知陳家？還是陳明文的兒子到高鐵站詢問才拿回？高鐵說是個人隱私不便透露，陳家也沒有交代，以致給外界有想像的空間。 <text:line-break/><text:line-break/>陳家沒有一次說明白， 自然有人就會猜測錢是那裡來的？有何用途？陳明文說是給兒子的創業基金，但一下子拿出300萬現金，又沒說怎麼湊的，讓人不聯想也難；今天陳明文辦公室發聲明說300萬現金均自銀行分次提領，金流正常，絕無違反洗錢法規，也非有心人影射的政治獻金；但300萬現金均自銀行分次提領，陳家如何分次提領，有沒有單次超過50萬元？銀行有沒有通報，恐怕要再說明。 <text:line-break/><text:line-break/>不巧，今天藍營有人爆料，陳明文申報的現金存款只有約240萬，根本不足300萬，這只登機箱內的300萬到底怎麼來的？陳家應再進一步解釋，難道陳明文名下存款在這次提領後已經「歸零」？而且還向人舉債60萬？ <text:line-break/><text:line-break/>或許陳明文說這300萬是給兒子到菲律賓開珍奶店的創業基金不假，以行動響應蔡總新南向政策，顯然政治正確，但到菲律賓開奶開茶店要計畫兩年之久，而蔡總統一上任就提出新南向，如今都要選連任了，陳家才開始要錢進菲律賓，蔡總統會不會嫌陳家動作太慢了些？ <text:line-break/><text:line-break/>高鐵300萬皮箱的新聞披露，陳明文的兒子不久就在臉書PO文「質疑300萬現金事件的人心思邪惡」，不僅流於情緒而且有政治操作之嫌，如果陳家把這些心思把拿來好好說明錢是怎麼湊的？提示一下銀行提款、通報記錄，交代何時要繳贈與稅，向外界清楚說明，也不會搞到如此難堪局面，歹戲只好拖棚囉。</text:p>
      <text:p text:style-name="P2">陳真   |  2019.09.04 17:54   |   <text:a xlink:type="simple" xlink:href="http://palinfo.habago.org/Entry?Command=Information_PrintForum&amp;iPage=1#FORUM37854"><text:span text:style-name="T1">#</text:span></text:a></text:p>
      <text:p text:style-name="P4">卡韓政變 (161)：講你萬遍也不厭倦 <text:line-break/><text:line-break/>陳真 2019.09.04. <text:line-break/><text:line-break/><text:line-break/>高鐵北上列車，昨天 (9月3日) 撿到一個皮箱，有位乘客忘記帶走，箱子沒上鎖，裏頭竟然裝了三百萬現金。高鐵站於是趕緊報警尋找失主，發現皮箱的主人竟然是蔡英文身邊的兩大政治紅人之一陳明文。更詭異的是，陳明文對於高鐵站報警行為很不爽。 <text:line-break/><text:line-break/>這事告訴我們什麼？給了我們何種啟發？ <text:line-break/><text:line-break/>第一，對我們一般人而言，別說三百萬現金，我口袋裡平常光是放著三千塊台幣，都會隨時很小心注意是否掉出來。可是，這位負責民進黨選舉提名作業、權傾一時的蔡英文心腹陳明文，竟然把裝著三百萬現金的皮箱給忘了帶走。由此你就可以知道在這些人眼裏，三百萬是多麼卑微的一點小錢，套句扁嫂吳淑珍的用語，幾百萬只是食之無味可有可無的 "肉屑"。。 <text:line-break/><text:line-break/>第二，陳明文說，這些錢是要專程拿去台北給小孩到菲律賓創業珍珠奶茶買機器用的，你信嗎？這是什麼年代，海外創業要揹著這麼多現金在身上？他不知道有匯款或網路銀行這回事嗎？再說，帶這麼多錢，過得了海關嗎？ <text:line-break/><text:line-break/>柯文哲前一陣子指控蔡英文身邊的人"都" 貪污。蔡身邊有哪些人恐怕數不清，但是其中有兩個是當今政治紅人。一個是我介紹過的柯建銘。柯建銘被其黨內同志形容為現代和珅，和珅是清朝的大貪官。但是，柯文哲母親卻公開宣稱，柯文哲全家都是柯建銘的 "不銹鋼粉"，永不生銹。 <text:line-break/><text:line-break/>至於蔡英文的另一位心腹陳明文，在扯爛污方面亦不遑多讓。不過，柯文哲之批評卻極為偽善；一方面指控貪污，一方面卻又是兩大貪官的知心友人與不銹鋼粉。為了政治結盟，陳明文的兒子陳冠廷還被柯文哲延攬擔任北市府副發言人 。 <text:line-break/><text:line-break/>今天，柯、陳兩大門神如果是國民黨籍，肯定早已關入監牢，坐穿牢底；而國民黨則必然會因此被攻擊得體無完膚。但是，不管如何卑劣的違法亂紀，只要是民進黨所為，支持者照樣力挺到底，而且往往不會有事，或是大案小辦，大事化小，法院就像他們家開的似的。 <text:line-break/><text:line-break/>你看五年前高雄發生恐怖的氣爆案，就像戰場一樣，街道滿目瘡痍，死傷慘重。各方捐款頓時湧入，高達45億元，希望能幫助災民。可是，這些錢卻大多被濫用與挪用了，甚至官員還拿去日本觀光旅遊，明目張膽程度，令人瞠目結舌。這麼一大筆指定用於賑災的錢，居然如此濫用挪用。可是你看，綠營支持者會在乎嗎？一點也不會。今天，假設這是國民黨或韓國瑜所為，肯定老早被鬥得身敗名裂並繩之以法。 <text:line-break/><text:line-break/>台灣社會，不管什麼事，永遠是兩套標準。藍的就算清廉乾淨得如一顆水晶球，一如韓國瑜，照樣能抹黑鬥臭得臭不可聞；就算勤政愛民得有一餐沒一餐，快要過勞死，一如韓國瑜，卻照樣能抹黑鬥臭得彷彿他天天喝酒打牌睡大覺。 <text:line-break/><text:line-break/>反之，明明貪婪無度，貪贓枉法，雞犬昇天，違法亂紀，無法無天到不可思議的程度，但是只要是綠的，就一點事也不會有，照樣扯爛污，呼風喚雨，萬民擁戴。 <text:line-break/><text:line-break/>由此你可以發現，決定一個社會政治發展之良莠，關鍵之一其實就在於人民的普遍素質。人民素質之低落與腦殘，使得台灣形成一種反淘汰社會，忠良飽受誣衊構陷，而人渣們卻個個名利雙收，步步高昇，萬民擁戴。 <text:line-break/><text:line-break/>這些話，如果一年講上250遍，四十年來我講過至少一萬遍，可謂講你萬遍也不厭倦，可是有用嗎？</text:p>
      <text:p text:style-name="P2">陳真   |  2019.09.04 11:50   |   <text:a xlink:type="simple" xlink:href="http://palinfo.habago.org/Entry?Command=Information_PrintForum&amp;iPage=1#FORUM37853"><text:span text:style-name="T1">#</text:span></text:a></text:p>
      <text:p text:style-name="P3">卡韓政變 (160)： "疑似" 臭雞蛋的界線 <text:line-break/><text:line-break/>陳真 2019.09.04. <text:line-break/><text:line-break/><text:line-break/>剛剛看到新聞說，柯文哲接受專訪表示，"自己依舊是綠色，因為自己是228受難家屬，很討厭外省人"。 <text:line-break/><text:line-break/>其實，光是寫出 "柯文哲" 三個字，我就有一種極其強烈的自我作賤感，很窩囊。曾幾何時，我們竟然得窩囊到必須去評論這樣一個絲毫不值得評論的小人物。黨外時，我提著頭寫文章罵蔣家。蔣家再怎麼壞，至少你無法否認它最基本的嚴肅性。 <text:line-break/><text:line-break/>但是，這年頭不是這樣，政治失去了最基本的嚴肅性，一堆小丑、小癟三竟然成為政治的主角，搔搔頭，抓抓癢，裝模作態胡言亂語，而我們卻被迫每天得看著這樣一些根本不值得絲毫議論與關注的小癟三在眼前搔首弄姿胡扯瞎掰。 <text:line-break/><text:line-break/>因此，各位得弄清楚一點就是文章的意思，我們並不是真的要討論這些小丑與騙子，而只是要表達一種不可思議感，一種訝異，為何連這樣低級低能的一堆小癟三卻居然也會有人崇拜。 <text:line-break/><text:line-break/>再者，在數學課堂上，當我們說蘋果一斤五元，香蕉一斤兩元，各買八斤一共多少錢時，我們是在講一種算數，而不是說我們真的在乎香蕉蘋果的價錢。同理，當我們提起小癟三的種種，目的當然不是為了關注他們，而只是想說我們究竟如何認識人事物。 <text:line-break/><text:line-break/>我常納悶一種極限問題，比方說，到底人渣黨是要齷齪腐爛到何種程度，然後你才願意拋棄對它的支持？我昨天半夜煮了一碗泡麵，自己加了個蛋，但我發現那顆蛋整個散開來，有點異味，但我不是很確定。 <text:line-break/><text:line-break/>一般來說，我還是會把 "疑似臭雞蛋" 吃下去，不想浪費食物。但是，當一顆疑似臭雞蛋很明顯已經不是 "疑似"，而是 "就是" 臭雞蛋時，我當然還是會把它丟掉。 <text:line-break/><text:line-break/>但昨晚那顆疑似蛋，我一口又一口地嚐，想確認它到底是否真的發臭，結果，當我幾乎快把整顆蛋都吃完時，都還無法確定它是否臭掉。這就是一種極限或界線問題，到底是要跨過哪條界線，我才會願意忍痛把蛋丟掉？ <text:line-break/><text:line-break/>這條界線的存在是極其重要的，因為那意味著一切改變的潛在可能性。因此我很納悶，在人們心目中，對於人事物的是非善惡認定，究竟有沒有這樣一條界線的存在？老實說，我發現特別是綠營的腦殘人士們，這條線是不存在的。 <text:line-break/><text:line-break/>也就是說，即便人渣黨或其同路人例如柯文哲等等再怎麼扯濫污，再怎麼無恥下流，支持者依舊永遠真心相挺。這似乎就是腦殘人士的一個基本特徵，亦即在整個大風向改變之前，他們絕對效忠於其所支持的對象，不管他如何卑鄙齷齪與荒唐。 <text:line-break/><text:line-break/>人渣黨就不用說了，比方說柯文哲與郭台銘，爛到這種地步，居然還有人支持，居然還有人相信什麼 "白色的力量"，實在很不可思議。我沒法理解這種心靈或大腦。 <text:line-break/><text:line-break/>柯文哲根本不是什麼 228的受難者家屬。如果他是，那麼全台灣兩千三百萬人都是。他也根本不是什麼白色，我根本不知道白色究竟是意味著什麼？意味著一種投機的顏色？意味著變色龍，見人說人話，見鬼說鬼話嗎？ <text:line-break/><text:line-break/>當一個人的各種言行齷齪卑劣到極點時，他就早已不該是 "疑似" 臭雞蛋，而是應該立即丟到垃圾桶的 "壞蛋"。但是，這樣一條界線，卻似乎不存在許多腦殘人士的心中。</text:p>
      <text:p text:style-name="P2">陳真   |  2019.09.04 11:00   |   <text:a xlink:type="simple" xlink:href="http://palinfo.habago.org/Entry?Command=Information_PrintForum&amp;iPage=2#FORUM37852"><text:span text:style-name="T1">#</text:span></text:a></text:p>
      <text:p text:style-name="P3">一封回信： <text:line-break/><text:line-break/>維根斯坦有個哥哥叫保羅，是個非常著名的鋼琴演奏家，在一戰時失去一條手臂。戰後，他仍醉心於演奏音樂。因為維根斯坦家族是奧地利首富，一堆作曲家如拉威爾、布拉姆斯等等等，都是維根斯坦家中常客，他們於是為保羅做了一些僅由左手彈奏的曲子；保羅也樂於演出，聲譽更勝以往。 <text:line-break/><text:line-break/>另一方面，因為他只剩左手，更顯傳奇，很多人總是熱烈期待看到他以獨臂鋼琴家的神奇姿態演奏出美妙樂章。(聽起來就像王羽演出的什麼獨臂刀王一樣) 但是，維根斯坦很反對，反對到一種十分感冒的程度，並且毫不諱言他很不喜歡他哥哥的演奏。 <text:line-break/><text:line-break/>之所以不喜歡是因為，維根斯坦認為他哥哥做為一個演奏家，太過於突顯自己而抹滅了作曲者的 "聲音"。拉威爾也曾因此和保羅翻臉，因為保羅擅自竄改了拉威爾的原始樂章。拉威爾很不爽，提出抗議。保羅回嗆說，演奏家並不是作曲家的奴隸，我得有自己的聲音才行。拉威爾寫信罵回去說："演奏家就是奴隸！"。維根斯坦很顯然站在哥哥的對立面。 <text:line-break/><text:line-break/>保羅曾經說，只要弟弟維根斯坦存在他附近，他就不可能專心彈琴、練琴，因為他受不了維根斯坦對他的音樂演出與音樂態度之強烈負評。維根斯坦一方面要他哥哥別太在意自己的意見，但卻又一方面經常表達對其音樂演奏之不喜與不悅。 <text:line-break/><text:line-break/>除了對於保羅演奏內涵的不喜之外，維根斯坦最感冒的是保羅和音樂之間的某種關係與態度；他尤其不喜歡看到人們之熱烈欣賞他哥哥之所謂獨臂演奏。他跟他哥哥說，人們只是抱著一種看猴戲的態度來看你，沒必要這樣做賤音樂，做賤自己。 <text:line-break/><text:line-break/>保羅有沒有真心聽從維根斯坦的意見我不是很確定，但他後來確實拒絕了一些演出。對外拒絕的原因是說他無法理解也無法欣賞那些為他之獨臂演奏而特別作曲之音樂。 <text:line-break/><text:line-break/>我想說的是，我如果是那位罹患精神分裂症的鋼琴演奏家David Helfgott的親友，我也一樣不會樂於見到他以那樣一種方式呈現在眾人面前，我覺得那是一種捉弄，一種看熱鬧。 <text:line-break/><text:line-break/>我當精神科醫師三十年，最不喜歡聽到或看到的事情之一就是這樣： <text:line-break/><text:line-break/>在臨床上，每次有一些護理系或其他科系的實習生來醫院精神科見習時，總是會聽到他們對於精神病患常有這樣一些評語："好可愛哦！"、"好純真哦"、"好善良哦"、"好好笑哦"，感覺就好像來到動物園裏頭，有著一種異樣的歡樂感與 "感動"。特別是女生，說著說著，甚至還會哽咽，彷彿喜極而泣，被什麼善良、純真與純潔所感動似的。 <text:line-break/><text:line-break/>但我要說的是，精神病或失智或腦傷引起的各種精神症狀，基本上就是一種病，一種殘酷病魔，往往帶給當事人及家屬無盡的折磨；那不是什麼善良與純真應有的原始樣貌，而是一種心智與人格之退化與扭曲，一種可悲的症狀。 <text:line-break/><text:line-break/>症狀也許恰好展現了某種所謂 "樸素" 與 "良善"，但對於家屬與親友來說，感受卻大不同；他們絕不會希望看到自己的親人退化成比方說像個 "純真的小孩"。 <text:line-break/><text:line-break/>我爸多次中風導致失智，前後長達十年，同樣也是退化成像小孩一般 "純真"。這樣一種 "純真"，卻徹底傷了我的心，直到今天，我都還沒有辦法從這些難以言喻的傷痛中復原。套句梵谷的話，"如果我能有所選擇，我不會選擇瘋狂"。我相信，病患的家屬，如果可以有所選擇，也絕不會樂於看到自己至愛的親人變得如此 "純真"、"善良" 或 "可愛" 乃至於 "好笑"。 <text:line-break/><text:line-break/>至於說到當事人的什麼才華，或許因為瘋狂之疾而帶來某種原創與提昇，但我相信，做為當事人的至親至愛，那樣一種 "成就"，乃至那樣一種眾人窺奇的眼光與誇讚，同樣也不會帶來喜悅；就如同我不相信學姊會樂於看到我發瘋，然後因此變成一個所謂 "傳奇的" 哲學家或動見觀瞻的異樣人物，她應當只會希望看到我僅僅只是我，一個與大多數人無異的xx醫生或xx學者而已。</text:p>
      <text:p text:style-name="P2">洋洋   |  2019.09.04 08:59   |   <text:a xlink:type="simple" xlink:href="http://palinfo.habago.org/Entry?Command=Information_PrintForum&amp;iPage=2#FORUM37851"><text:span text:style-name="T1">#</text:span></text:a></text:p>
      <text:p text:style-name="P4">人民日報客戶端點名龍應台的雞蛋說，指出她的偏見、虛偽與狡猾。 <text:line-break/><text:line-break/>查了一下，人民日报客户端是由人民网旗下一个部门制作，主要的职责在于客户端的搭建。而内容则来自人民日报&amp;;人民网的编辑们所写的稿子。 <text:line-break/>好像是一個手機APP平台 <text:line-break/><text:line-break/><text:line-break/>為何只見雞蛋不見燃燒彈？ <text:line-break/>海外網 09-04 07:51 <text:line-break/><text:line-break/><text:line-break/>龍應台在社交媒體上寫了一段長文，以“花園的地上有一顆雞蛋”形容香港，形容香港年輕人，試圖營造出一種“以卵擊石”的悲情，然而對於這樣的言論，網友顯然不買賬，有人直接反駁：只見雞蛋，不見炸彈。 <text:line-break/><text:line-break/>四處叫喊帶有“港獨”色彩的口號，瘋狂堵塞機場破壞地鐵設施，在街頭縱火，這哪裡是雞蛋？這是鐵鎚。如果任憑騷亂遷延，香港才有巢傾卵覆之虞。將普通香港青年與暴力極端分子混為一談，既美化了暴力，也捆綁了大多數善良市民，這是對暴力的縱容，也是對大眾的不公。我們不能只看聲勢，不問是非；不能只有觀點，不講事實。 <text:line-break/><text:line-break/>因此，龍應台的“雞蛋”中到底藏的是什麼？ <text:line-break/><text:line-break/>是一貫的偏見。對這場長達近三月的騷亂，龍應台視而不見，完全將矛頭對準了內地，挑唆香港和內地的關係。 <text:line-break/><text:line-break/>說什麼不了解香港篳路藍縷的艱辛歷史。正是因為太了解，我們才不忍看香港再亂下去。香港和祖國的命運始終相連，中央所做的一切都是為了香港好。面對香港亂局，全國人民憂於言表，不希望毀掉香港的繁榮穩定，不希望極盡“攬炒”綁架獅子山下大多數矢志奮進的人，這才是對香港最大的尊重與愛惜。 <text:line-break/><text:line-break/>說什麼不懂香港人濃厚的原鄉情義。正是因為太理解，所以才充滿包容關愛。猶記得三年前香港機場的那次快閃，人們在《踏雪尋梅》中聽出了需珍惜“好時光”，在《獅子山下》中記住了要“同舟共濟”。也看到街頭被暴徒圍毆的香港光頭警長劉sir的回信，他說：“只恨他們亦是中國人，打不是，不打也不是。”這是許多中國人的樸素情感。血濃於水，骨肉相連。14億內地同胞對香港有著不可磨滅的關愛之情，這才是真正的原鄉情義。 <text:line-break/><text:line-break/>沒有人否認，目前香港社會存在不少待解之結，需要紓困解難，但發展才是解藥，極端暴力只會打上死結。沒有人否認，香港有不錯的家底，但在全球經濟格局深度調整、國際競爭日趨激烈的背景下，也面臨很大的挑戰，經不起內耗，經不起折騰。也正因這樣，人們呼喚理性溝通，呼喚進一步凝聚止暴制亂、恢復秩序的共識和行動，呼喚解決香港深層次問題，共謀發展之道。 <text:line-break/><text:line-break/>一個真心信奉法治價值的人，不會認同什麼“違法達義”；一個真心認可自由價值的人，不應對不同意見拳腳相向。龍應台對此絕口不提，更看不到香港反對派和暴力分子顛覆政權的企圖，這既是顛倒黑白、混淆是非，更暴露了她思維的狹隘。 <text:line-break/><text:line-break/>中國人民的愛國情懷深藏於血脈之中。3年前，在香港大學，當龍應台問到在場香港市民的啟蒙歌曲，她完全沒想到全場齊唱《我的祖國》。這樣的合唱，顯然在她的意料之外，但卻在我們的情理之中。旋律背後，是山川河流稻香，是鄉關家國故園，是口口相傳的文化記憶，是代代相傳的身份認同。作為一個中國人，不去呵護這種家國意識，卻去肢解它、去摧毀它，這就是龍應台的偏見。 <text:line-break/><text:line-break/>沒有人會比中國人更在乎香港的前途命運。香港是東方之珠，也從來都是掌上明珠。但正因為極珍視，我們希望它始終靚麗璀璨而不是蒙塵。 <text:line-break/><text:line-break/>號稱文化人的龍應台，她的邏輯其實早被大陸網民看穿，那就是思維上的狡猾：當你和她談止暴制亂，她卻和你談情懷；當你和她談家國情懷，她卻要和你說民主法治；但當你真的和她談中央對香港的全面管治權就是基於憲法和基本法，她卻強調你為何要干涉香港自由；而當你尊重特區政府高度自治權、尊重修例或停止修例、給香港足夠的空間，她卻怪你為什麼“不去了解”。 <text:line-break/><text:line-break/>（人民日報客戶端之光）</text:p>
      <text:p text:style-name="P2">陳真   |  2019.09.03 09:43   |   <text:a xlink:type="simple" xlink:href="http://palinfo.habago.org/Entry?Command=Information_PrintForum&amp;iPage=2#FORUM37850"><text:span text:style-name="T1">#</text:span></text:a></text:p>
      <text:p text:style-name="P3">安仔，你講得很對。港台這類由美國CIA技術指導的 "民主" 活動，向來有個特徵就是掛民主羊頭，賣反中狗肉，藉以偷渡族群概念，憑空虛構出一組對立概念，亦即 "香港人 VS.中國人"。 <text:line-break/><text:line-break/>香港還算客氣，因為它剛開始炒作，台灣就不是這樣，台灣的口號是："台灣人VS.支那賤畜"，炒作對於自己骨肉同胞的仇恨，誓言 "奪回" 台灣，"贏回" 台灣，"光復" 台灣。過去這二十幾年來，每天就是搞這一套洗腦內容。</text:p>
      <text:p text:style-name="P2">陳真   |  2019.09.03 09:34   |   <text:a xlink:type="simple" xlink:href="http://palinfo.habago.org/Entry?Command=Information_PrintForum&amp;iPage=2#FORUM37849"><text:span text:style-name="T1">#</text:span></text:a></text:p>
      <text:p text:style-name="P4">看龍應台寫東西，我得先念上幾遍忍經才不會吐血。什麼花園裏的一顆雞蛋，是客廳裏的一顆美製人肉炸彈啦。 <text:line-break/><text:line-break/>不過，各位可別真以為她這麼 "單純"，好口愛哦，其實大家都是內行人，這都是故做單純狀。為什麼呢？因為吹什麼風就唱什麼調向來就是島內菁英們的一個基本作風。比方說當年腦殘學生們人手一冊的 "野火集" 就是這樣，龍應台寫的，表面上好像在批評國民黨，其實小罵大捧。不痛不癢處嬌罵兩句，關鍵處就大大地捧。 <text:line-break/><text:line-break/>例如，公共工程不佳，黨外把箭頭指向國民黨當政下之腐敗貪污的一種後果。龍應台就說，不可以這樣看事情哦，這樣是沒有理性、不夠客觀的哦，道路施工品質不佳，我們應該生氣，應該向養工處申訴才對哦。 <text:line-break/><text:line-break/>我要是執政者，肯定是要讓這樣的書大發利市，成為暢銷書，最好能列為學校教材，因為它在根本上排除了任何改變的可能性，你只能在雞毛蒜皮處做文章，例如路燈不夠亮，我好生氣，倫家要去跟施工單位抗議。 <text:line-break/><text:line-break/>但是，面對一個主流皆曰可殺、飽受污名化的中國，她就又是完全另外一套相反的標準，明明是外來勢力藉機搞暴亂，她卻能一下無限上綱成捍衛人類崇高價值的可歌可泣行動，什麼花園裏的一顆雞蛋，搞修辭能搞到這種程度，還有什麼樣的是非不能混淆？</text:p>
      <text:p text:style-name="P2">安仔   |  2019.09.03 09:24   |   <text:a xlink:type="simple" xlink:href="http://palinfo.habago.org/Entry?Command=Information_PrintForum&amp;iPage=2#FORUM37848"><text:span text:style-name="T1">#</text:span></text:a></text:p>
      <text:p text:style-name="P3">看了龙应台很台的文青式政论，很恶心，不想多说。 <text:line-break/>反而想问问巴勒网各位大侠，"时代革命，光复香港"这句口号是不是很台？我是说粤语的，很清楚香港人的口语环境，以及文宣风格，这句口号，我第一反应就不是出自粤语语境的人。因为叫起来很不粤语，反而很国语。我的意思是，蔡蔡子有没有给钱香港暴徒，我不知道，但是指导文宣工作，肯定是有的。 <text:line-break/>还有，昨天香港中文大学学生会已经把五大诉求改了，其中一项是解散警队。这倒没什么，对我来说就是搞笑而已。但是有一个苗头我很担心，那就是越来越强调这场运动是"香港人""香港民族"对抗暴政，包括随处可见的香港人加油之类的标语，这是不是很像台湾操弄族群对立的套路？例如本省外省，利如我是人我反核？</text:p>
      <text:p text:style-name="P2">洋洋   |  2019.09.03 08:01   |   <text:a xlink:type="simple" xlink:href="http://palinfo.habago.org/Entry?Command=Information_PrintForum&amp;iPage=2#FORUM37847"><text:span text:style-name="T1">#</text:span></text:a></text:p>
      <text:p text:style-name="P4">龍應台說 <text:line-break/>在「五大訴求」的深處，其實是一個價值坐標：社會制度的公平、資源分配的正義、法治精神的貫徹、政府治理的透明、人民參政的充分。 <text:line-break/><text:line-break/>如果真是如此，五大訴求為何沒有一項提到房價? <text:line-break/><text:line-break/>香港最嚴重的資源分配問題是土地與房價。香港的房價非常貴，根源是英國人統治時期香港所有土地都是英國人的，英國人用拍賣的方式高價釋放給民眾。香港回歸後董建華上台就宣布興建8.5萬個住宅單位以抑制房價。現任的林鄭也知道房價問題的嚴重，上台後宣布要填海造鎮提供70萬便宜住房。香港有錢人不希望房價回落，於是他們利用媒體煽動民粹抵制，兩位特首整治房價的政策，雙雙失敗落幕。 <text:line-break/><text:line-break/>香港貧富差距非常大(系尼指數0.55)。香港十大富豪合計身家淨值達香港GDP（國內生產毛額）的35%，遠高於印度的5.2%和中國的1.4%，其中有九位是以房地產起家。 <text:line-break/><text:line-break/>香港的稅制也很偏向有錢人，稅的級距2-17%，沒有免稅額度。這方面來說香港可謂有錢人的避稅天堂，窮人的剝皮地獄。 <text:line-break/><text:line-break/></text:p>
      <text:p text:style-name="P2">洋洋   |  2019.09.03 07:09   |   <text:a xlink:type="simple" xlink:href="http://palinfo.habago.org/Entry?Command=Information_PrintForum&amp;iPage=2#FORUM37846"><text:span text:style-name="T1">#</text:span></text:a></text:p>
      <text:p text:style-name="P3">陳真醫師說過 <text:line-break/>龍應台寫東西真是它媽的有夠難受，很台，矯揉造作非常台，總是充滿莫名其妙的矯飾、傲慢與虛榮。 <text:line-break/><text:line-break/>真它媽的太對了 <text:line-break/><text:line-break/>她看過五大訴求 ? <text:line-break/><text:line-break/>五大訴求簡單說就是 <text:line-break/>1、撤回《逃犯條例》修訂，從此無法可依引渡罪犯 <text:line-break/>2、釋放被逮捕的人 <text:line-break/>3、承偌事後不得追究 <text:line-break/>4、成立調查小組，調查警員執法是否過當。 <text:line-break/>5、港府必須承認反送中是和平遊行，沒有發生過暴力、破壞事件。 <text:line-break/>6、改選特首與立法委員。 <text:line-break/><text:line-break/>反送中遊行的恐怖暴力、破壞，她都沒看見嗎 ? <text:line-break/><text:line-break/>暴力 <text:line-break/>[embed]https://youtu.be/7IpfKRRbiEQ[/embed] <text:line-break/><text:line-break/>破壞 <text:line-break/>[embed]https://youtu.be/qp-WLx50tvw[/embed] <text:line-break/><text:line-break/><text:line-break/><text:line-break/>龍應台／花園的地上有一顆雞蛋，該怎麼對待？ <text:line-break/>2019-09-02 <text:line-break/><text:line-break/>官方武力鎮壓的憂慮，在每個人的心頭。 <text:line-break/><text:line-break/>一天一天逼近。 <text:line-break/><text:line-break/>而民間，大陸人對抗議的香港怒目相視，同聲撻伐。 <text:line-break/><text:line-break/>抗議者用暴力手段升高衝突可能是致命的策略錯誤，要付出沈重代價。 <text:line-break/><text:line-break/>但是二零一九走向香港街頭的年輕人並不天真，他們知道自己面對的，是怎樣一堵銅牆鐵壁，而自己是一枚多麼細小的雞蛋。 這些二十歲的人知道，當清算的時刻到來，他的「身家性命」，可能全毀。 <text:line-break/><text:line-break/>香港人到底要什麼呢？ <text:line-break/><text:line-break/>在「五大訴求」的深處，其實是一個價值坐標：社會制度的公平、資源分配的正義、法治精神的貫徹、政府治理的透明、人民參政的充分。 <text:line-break/><text:line-break/>沒有人民參政的充分，就不會有政府治理的透明；沒有政府治理的透明，就不會有資源分配的正義，就不會有法治精神的貫徹，就不會有社會制度的公平。 <text:line-break/><text:line-break/>這樣的價值，難道不是北京人、上海人、廣州人、成都人、長沙人、昆明人、杭州人、西安人、瀋陽人，都想追求的嗎？ <text:line-break/><text:line-break/>包含在中國共產黨社會主義核心價值內的，不就有「自由、平等、公正、法治」的白紙黑字嗎？這樣的價值，難道大陸人民自己不要嗎？ <text:line-break/><text:line-break/>對公平正義的渴望，對合理制度的追求，對人民參政的要求，是普遍性的。 <text:line-break/><text:line-break/>在中華人民共和國九百多萬平方公里的領土上，卻只有香港人站了出來。 <text:line-break/><text:line-break/>今天香港人扯破了喉嚨吶喊，很多人是抱著犧牲的決心在吶喊的。你可以說，他們在替那廣大的、無法出聲的人，吶喊出來。換一個角度看，大陸人完全可以對今天的香港人輕聲說一句：「謝謝你，請保重，願青山常在」…… <text:line-break/><text:line-break/>如果大陸人民不去了解香港的篳路襤褸艱辛歷史，不去認識香港人本有的濃厚原鄉情義，不去認真思考一向以「和理非」聞名全球的香港人為什麼被逼向了街頭，不去真誠地理解香港人對於現代價值的堅持在乎，不去謙虛地反省自己為什麼不被熱愛不被擁抱，而硬要把香港人定為「港獨」，把香港的求學青年當作國家的敵人，把自己的同胞打成外國勢力的走狗，硬要把屬於中國最璀璨的一粒東方之珠踩碎踩爛，那恐怕是二十一世紀崛起的中國最不幸的粗暴和愚昧了。 <text:line-break/><text:line-break/>這，哪裡是全世界對中國懷抱善良願望的人，願意見到的呢？ <text:line-break/><text:line-break/>如果把香港當敵人對付，用武力處理，那恐怕不是香港背叛了他的「祖國」，而是他的「祖國」背叛了香港。 <text:line-break/><text:line-break/>大國之為大國，絕對不在於導彈、金錢和權力，不在於一個黨的鐵腕統治，而在於大國人民胸懷之闊、眼光之遠、氣度之大、包容之廣。 <text:line-break/><text:line-break/>花園的地上有一顆雞蛋。 <text:line-break/><text:line-break/>我們是怎麼對待一顆雞蛋的呢？ <text:line-break/><text:line-break/>我們彎下腰，輕輕拾起，捧在手心，萬萬不能摔破的。</text:p>
      <text:p text:style-name="P2">陳真   |  2019.09.03 03:21   |   <text:a xlink:type="simple" xlink:href="http://palinfo.habago.org/Entry?Command=Information_PrintForum&amp;iPage=2#FORUM37845"><text:span text:style-name="T1">#</text:span></text:a></text:p>
      <text:p text:style-name="P4">卡韓政變 (159)：一個謎 <text:line-break/><text:line-break/>陳真 2019.09.03. <text:line-break/><text:line-break/><text:line-break/>有個好朋友曾經很興奮跑來找我，說她遇到了真愛。為什麼呢？她說，有一天，一個人坐在咖啡廳，卻有人主動送上一顆鑽戒，說要跟她做朋友，讓她很感動。我說，妳不是遇到真愛，恐怕是遇到騙子了。但她不信，依舊沉醉在突如其來的愛情之中。 <text:line-break/><text:line-break/>後來，她帶 "真愛" 來找我，想請我鑑定。見完面之後，我勸她趕緊連夜逃走，但她還是不信，於是我也就不多說了。幾個月後，她哭哭啼啼跑來找我，對方確實是個騙子。 <text:line-break/><text:line-break/>我常納悶人們的識人能力。一般狀況下，人都差不多，但是那些極端例子卻理當很容易就能看出來。為什麼呢？因為人的言行思維與價值觀，必然具有一種內在一致性，不可能偽裝。 <text:line-break/><text:line-break/>而且，同樣的基本言行模式會反覆出現。好人壞人都一樣，你不需要知道一個人的全部資訊，光是講幾句話就足以判斷，甚至哪怕只是一個眼神都足以洩露一個人之真實為人。這就好比一顆臭雞蛋，咬一口就想吐，豈有可能得把整顆臭雞蛋都吃光才知道臭？ <text:line-break/><text:line-break/>我是要講郭台銘和柯文哲。過去，我們也許一時難以評價，但是當他們公開講了許多鳥話做了無數窩囊卑鄙的鳥事之後，事實上一切早已一目了然，難道你還真的看不出來這是一些什麼樣的人？每天造謠抹黑扯濫污，搞了幾個月還不夠嗎？這樣你還看不出來？這樣一些無恥下流的卑鄙混蛋，好話說盡，壞事做絕，居然也會有人支持？真是很不可思議。 <text:line-break/><text:line-break/>你要投票給誰，旁人當然管不著，但我實在很難想像至今還會有人想投給郭台銘或柯文哲。投給這樣一些心術不正行事詭詐齷齪的混蛋，對我來說，這真的是個謎。為何人們會這樣或那樣看人，實在是一件很奇怪的事。就如同怎麼會有人說雄才大略的韓國瑜是個草包，真不可思議。郭台銘和柯文哲才是如假包換的大草包。事實上，我在五、六年前就這樣形容柯文哲，那是如此顯而易見的一件事。 <text:line-break/><text:line-break/>爭執這些其實毫無意義，因為這根本不需要爭議，對我而言，這就像一加一等於二那樣無可爭議。韓國瑜如果是草包，那麼，我這輩子沒見過幾個人不是草包。同理，如果說郭台銘很有什麼國際觀，那我這輩子根本沒見過幾個沒有國際觀的人。以前在台南住社區，左鄰右舍很多歐巴桑的國際觀應該都跟郭台銘差不多。聽她們講起公眾事務，我真的很無言。 <text:line-break/><text:line-break/>看文章要會看出作者原意，我並不是想說誰的好話或壞話，而只是想說明某種不可思議的感覺。這樣一種感覺，經常對我產生一種很大的困惑。比方說，很多女同事平常很喜歡傳來一些所謂 "好可愛、好可愛" 的幼兒圖片或動物圖片，但我往往不覺得 "好可愛好可愛"，而是覺得好做作好噁心。 <text:line-break/><text:line-break/>例如，時下很多女生拍照，不知道為什麼，總喜歡噘著嘴，實在有夠難看，但我知道她們肯定是覺得這樣噘著嘴很可愛。這於是就成為一個謎，為何人與人之間的品味、美感與道德感會有這麼大的落差？ <text:line-break/><text:line-break/>過去半年多以來，台灣就像中了邪似的，每天就是抹黑韓國瑜，無所不用其極。包括郭、柯、王等人，真的不是一句卑鄙齷齪了得。你想當總統，那就要有真心善念啊，要關心人民的痛苦啊，要努力想說要怎麼提出施政方針啊，怎麼是無時無刻儘想著如何造謠抹黑別人，如何結黨營私搞陰謀，真是讓人看了火冒三丈；無恥下流無底線，實在有夠窩囊沒出息。</text:p>
      <text:p text:style-name="P2">陳真   |  2019.09.03 02:56   |   <text:a xlink:type="simple" xlink:href="http://palinfo.habago.org/Entry?Command=Information_PrintForum&amp;iPage=2#FORUM37844"><text:span text:style-name="T1">#</text:span></text:a></text:p>
      <text:p text:style-name="P3">(續) <text:line-break/><text:line-break/>我用不回答來回答你的問題，我知道生活中如果凡事都要這樣搞，恐怕得每天自己一個人自言自語。 <text:line-break/><text:line-break/>因此，我試著回答你的問題。 <text:line-break/><text:line-break/>簡單說，我一點都不覺得台灣有什麼中國民族文化的成份，反倒覺得大陸很中國。另外，我也一點都不覺得台灣有什麼良好的社會風氣，也許比起大陸在某些方面文明一點 (例如整體治安，例如乖乖排隊，例如醫生在作假上比較不敢太離譜)，但這類東西其實很容易改變；我也不明白這是不是你所謂的文化或風氣。</text:p>
      <text:p text:style-name="P2">陳真   |  2019.09.03 02:45   |   <text:a xlink:type="simple" xlink:href="http://palinfo.habago.org/Entry?Command=Information_PrintForum&amp;iPage=2#FORUM37843"><text:span text:style-name="T1">#</text:span></text:a></text:p>
      <text:p text:style-name="P4">成功同學你好， <text:line-break/><text:line-break/>底下是你的發問： <text:line-break/><text:line-break/>"我很久以来有一个问题始终萦绕于心。小时候就已经听说，台湾在保存中华优秀传统文化方面做得比大陆好，尤其是民风淳美（那时2010年左右）而大了一些后又接触了一些不同的观点。 <text:line-break/><text:line-break/>网友们对这个问题讨论得很激烈，但很多时候却流于口水。曾经看过一篇大陆人写的长文分析，但那位网友的价值观比较右，我无法接受，或者说，他的分析让人感觉缺乏人文关怀，流于“庸俗的乐观主义”。 <text:line-break/><text:line-break/>我想问的是，蒋家的统治是否真的使台湾在民族文化保存与社会风气建设上优于大陆？如果有，表现是什么，时至今日，蒋家统治在这方面的遗产多大程度上还在？多大程度上已经消失？" <text:line-break/><text:line-break/>我的回答可以有兩種方式，一是虛假的，一是真心： <text:line-break/><text:line-break/>虛假方式是：如果這是一道考題，那我就只好想辦法迎合考官的心意努力瞎掰了。我也許會舉些例，說說這個，談談那個，然後做出點正面的論證或反面的否證。 <text:line-break/><text:line-break/>第二種方式出於真心，亦即這題目恐怕還是得由出題者自己來回答。因為：一，我從來不曾以那樣的方式想問題。二，我甚至無法理解這個題目的意思。我不明白所謂 "民族文化保存" 與 "社會風氣建設" 究竟指的是什麼。事實上，這類辭彙你可以說這樣，也可以說那樣，各吹一把調，毫無意義。 <text:line-break/><text:line-break/>我考高中時，作文據說拿了台灣北區聯招最高分，但我從小到大最怕的課之一就是作文。為什麼呢？因為我只會我手寫我心，一旦脫離我心，我就無言了。這也是為何這二十幾年來我不再接受採訪的一千個理由之一，因為我對採訪者的發問沒信心，估計是每一題都會以無言收場。 <text:line-break/><text:line-break/>記得學校作文課總是出一些我從未想過的題目，例如 "試論述忠勇為愛國之本"。我的天啊，這樣的題目要怎麼寫？有些時候，出題者顯然是要學生做出違心之論。比方說我念國中時，有一回國文老師出題："偉大的孔子"。 <text:line-break/><text:line-break/>我很快就寫完了，寫得很滿意，但我玩了點小花樣就是把題目改成 "偉大的孔子？"，多了個問號，然後朝 "不偉大" 的方向寫作。下場是：老師喊我出列，要我面對全班，當場痛罵，數落罪狀。 <text:line-break/><text:line-break/>高中時，國文老師是個非常可愛單純的阿嬤，湖南來的，口音很重，建國中學總是念成 "見鬼中學"，中華民國偏說成中華民鬼，國、鬼不分。這位阿嬤，感覺就像從清朝皇宮跨越時空而來的那種感覺，很空靈。 <text:line-break/><text:line-break/>有一回，在課堂上，她喊我起立，要我說出一個成語，足以和 "狐假虎威" 一詞對應。我答說 "狗仗人勢"，全班哈哈大笑。阿嬤一直說不對不對，不可以講髒話。結果，她公布 "正確答案" 是 "虛有其表"。我很無言，不過，她是拿麥克風的人，我也只能認了。 <text:line-break/><text:line-break/>阿嬤常給我的作文打出很低的分數。後來，我決定從善如流，用她喜歡的方式寫作。比方說有一回題目是寫什麼 "暑假記趣" 之類。我就寫說我去北投某個溫泉景點玩，用一種很正經八百很韓愈的方式寫，最後我還效法古代聖賢之風雅，對這溫泉命名，我寫著："臨去之際，特恃不羈之才，命名為靈源溫泉"。那一次，我終於得到高分，阿嬤很喜歡。一直到現在，平常生活中，我仍然常跟學姊玩這樣一種假裝正經八百的語言遊戲。 <text:line-break/><text:line-break/>可能扯得有點遠了，不過意思差不多，亦即很多所謂題目，其實不是題目，而是某種既定答案的框架，惟有出題者才能知道如何在這獨斷 (dogmatic) 框架底下填入所謂答案。 <text:line-break/><text:line-break/>羅素曾經說，他對於一般約定俗成的說法總覺得無奈，比方說，"德國的什麼品種狗很忠心" (羅素舉的例子)。羅素認為，這些說法相當曖昧而含糊，但人們卻好像私下都已經串通好了似的，對之有所共識。 <text:line-break/><text:line-break/>在這點上，我跟羅素站同一線，我就是沒法和各種共識產生共識 (除了九二共識之外)。一個人，如果他連自己講的話究竟何意都會感到巨大困惑，他事實上恐怕也很難在公眾語言與思想上平息。我通常採取的策略就是假裝，假裝有共識，假裝我知道人們在說什麼，假裝事情就是這樣或那樣。</text:p>
      <text:p text:style-name="P2">陳真   |  2019.09.02 17:15   |   <text:a xlink:type="simple" xlink:href="http://palinfo.habago.org/Entry?Command=Information_PrintForum&amp;iPage=2#FORUM37842"><text:span text:style-name="T1">#</text:span></text:a></text:p>
      <text:p text:style-name="P3">蘇起有個演講，談兩岸關係。9月7日(周六) 下午兩點半到四點半，地點在高雄圖書館總圖。要參加者須報名。兩點進場。報名網址： <text:line-break/><text:line-break/>https://bit.ly/2klAqd1</text:p>
      <text:p text:style-name="P2">陳真   |  2019.09.02 11:53   |   <text:a xlink:type="simple" xlink:href="http://palinfo.habago.org/Entry?Command=Information_PrintForum&amp;iPage=3#FORUM37841"><text:span text:style-name="T1">#</text:span></text:a></text:p>
      <text:p text:style-name="P3">卡韓政變 (159)：四十年的舊戲碼何日方休？ <text:line-break/><text:line-break/>陳真 2019.09.02. <text:line-break/><text:line-break/><text:line-break/>四十年前，我從台南北上念高中，每天都會經過台北火車站或是台北公館這一帶。那時是美麗島事件發生前後，地下道也有一整排所謂 "民主牆"，跟底下這個差不多： <text:line-break/><text:line-break/>https://bit.ly/2ZL7hXe <text:line-break/><text:line-break/>那時候，每天都可看到一大堆一看就知道是腦殘的學生或成年人，臉上帶著一種興奮詭異的凜然表情，在牆上寫下感人字句，表明堅決捍衛民主自由的偉大決心。每天放學經過，我常仔細觀察這些人的表情，察看他們寫下哪些蠢話。 <text:line-break/><text:line-break/>當年的蔣家政權，在美國的吹捧下，成為台灣人(特別是台灣年輕人心目中)世界民主的燈塔，而蔣家則是世界的偉人，民主世界的偉大領袖。至於黨外，則是破壞民主自由的陰謀份子，眾人皆曰可殺，民主牆上經常可見 "不容破壞民主自由"、 "槍斃叛國賊" 的標語口號。 <text:line-break/><text:line-break/>兩年後，我加入叛國賊的行列，掛牌成為一個黨外人士，能文能武，無役不與，但一切痛苦似乎都白費。一直到今天，人們依舊演出同樣戲碼，只是主角換了人，但劇情一樣，連台詞都一字不改。</text:p>
      <text:p text:style-name="P2">陳真   |  2019.09.02 10:54   |   <text:a xlink:type="simple" xlink:href="http://palinfo.habago.org/Entry?Command=Information_PrintForum&amp;iPage=3#FORUM37840"><text:span text:style-name="T1">#</text:span></text:a></text:p>
      <text:p text:style-name="P4">謝謝從輔。 <text:line-break/><text:line-break/>我並不推崇維基百科，因為印象中它是可被修改的(我不確定是否如此，因為我並不關注這東西的運作方式)。一個東西，一旦任何人都可修改，那就沒完沒了了不是嗎？比方說我還看過辛亥革命是阿扁所發動的維基內容，其它內容大多正確，但卻冒出一句阿扁是中華人民共和國的國父；三分真七分假的內容更可怕，但你總不可能花時間針對內容不斷去改正，因為我們時間有限，而網軍或人渣們卻是整天以此為業。 <text:line-break/><text:line-break/>台灣盛行網軍，人渣黨甚至動用納稅人的大筆金錢豢養網軍，幹盡醜事。這些見不得人的人渣，每天躲在陰暗處呼風喚雨，為所欲為。他們才有辦法操弄維基或類似網站，正常人理當敬而遠之，至少在繁體中文的世界是這樣，網路畢竟是人渣們的天下，盤踞在各大網站，例如PTT (或PPT？)之類。一個人與其花時間去分辨裏頭每一句話、每一篇文字究竟哪些是真哪些是假，倒不如完全不要接觸。 <text:line-break/><text:line-break/>這就好像常有人拿自由時報之類的人渣媒體之報導內容來問我，我都很無奈，怎麼會有人想要浪費時間去看詐騙集團的文宣品？然後再花更多時間去研究哪些是真的哪些是謠言。我每次都回答說，你就直接把這些東西當成垃圾就好，完全不要接觸，而不是每天從垃圾堆裏撿食物，問說這還能不能吃。 <text:line-break/><text:line-break/>當然，維基不至於低級齷齪至此，但其可修改性，使得它在華人世界很難正常使用；在網路世界，我沒法 "直接" 相信任何用繁體中文寫成的資訊。 <text:line-break/><text:line-break/>再者，維基百科有個根本缺點就是它在形式上限制了表達方式，表面上只陳述事實，問題是，天底下並沒有 "純事實" 這回事。證據不可能是證據，除非有人透過某種觀點，讓它變成證據。也就是說，証據不但不會說話，它甚至根本不存在，存在的是作者。 <text:line-break/><text:line-break/>因此，作者很重要，一切匿名資訊我都不相信。我得先知道作者是誰，幾歲，是男是女，平常做些什麼，過去做過一些什麼...等等等，我得知道這些基本前提資訊之後，我才有可能確切知道他到底在說什麼，以及他所言究竟有無參考價值。 <text:line-break/><text:line-break/>有句俗語說，"以人廢言"。這話是對的。平常只要看到一些人的名字，我就直接跳過去，根本不會想知道他寫了什麼，因為毫無可信度或毫無內涵可言。這一類人士很多，成百上千，族繁不及備載，比方說什麼黃創夏，什麼王瑞德，什麼范世平，什麼尚毅夫等等等，所言毫無意義。 <text:line-break/><text:line-break/>作者不但重要，而且必要。為什麼？因為如上所說，事實不存在，證據不存在，唯有透過某種觀點，事實方才具有了某種意義與可理解性。 <text:line-break/><text:line-break/>我們當然不可能了解每個作者的生平，因此，我的意思並非說要先查考作者才能評價其所提供的資訊，而是說，諸如維基百科這樣一種假裝把 "我" 字給去掉的陳述方式，其實也等於在相當程度上閹割了事實據以存在的可能性。 <text:line-break/><text:line-break/>事實，並不是一個個獨立的原子，而是一個細密繁複的概念網，各種觀點與描述方式貫穿其中，編織起一個個不同的網，一個個不同的評價方式，因此，把 "我" 字給去掉，無非等於是在根本上把概念網給拆了一樣。當然，它依舊還是可以提供某種資料指引，但這畢竟不是我們想做的。 <text:line-break/><text:line-break/>假裝把 "我" 字給去掉，我只講了它不好的一面，但它同樣也有好的一面，就像一座圖館那樣，或者說，就像食品原料店那樣，提供一些其實不是原料的原料供廚師或餐廳老闆們使用，讓他們做出他們想做的菜餚。至於我自己，我覺得自己一方面能作菜，一方面也能產生各種原料。 <text:line-break/><text:line-break/>至於維基百科這個事實上資訊原料來源相當偏頗的 "圖書館"，當任何人都可修改它的內容時，它的使用價值就更是幾乎不存在了。一個外星人降臨地球，倘若他準備了解中華人民共和國或辛亥革命，他可能會真以為阿扁是它的國父。</text:p>
      <text:p text:style-name="P2">孫從輔   |  2019.09.02 04:56   |   <text:a xlink:type="simple" xlink:href="http://palinfo.habago.org/Entry?Command=Information_PrintForum&amp;iPage=3#FORUM37839"><text:span text:style-name="T1">#</text:span></text:a></text:p>
      <text:p text:style-name="P3">陳真醫生你好，我沒有自己的網站，我很樂意這篇翻譯能刊登在巴勒網上。謝謝陳真醫生能撥冗修改文章，若能加上評論和註解揭露更多真相，更好。我不要求文章發表時或被轉載時有無我的名字在裡面，一切照巴勒網慣例即可。對我而言，記載和傳播才是最重要的。將來巴勒網若有翻譯任務，我願意盡一份力。 <text:line-break/><text:line-break/>另外，我注意到世界上有良心人士將這些殘酷邪惡的事件記載到維基百科上，但大多數只有英文敘述，即使有中文也是非常簡略和片面。我認為若能有系統的建立這些資訊的中文維基條目，是很有意義的事。對於此，我也願盡一份力。 </text:p>
      <text:p text:style-name="P2">陳真   |  2019.09.02 03:37   |   <text:a xlink:type="simple" xlink:href="http://palinfo.habago.org/Entry?Command=Information_PrintForum&amp;iPage=3#FORUM37838"><text:span text:style-name="T1">#</text:span></text:a></text:p>
      <text:p text:style-name="P4">卡韓政變 (158)：英、美在乎什麼民主自由與人權嗎？ <text:line-break/><text:line-break/>陳真 2019.09.02. <text:line-break/><text:line-break/><text:line-break/>謝謝從輔， <text:line-break/><text:line-break/>你這文章之翻譯(美國"好人"們如何摧毀一個阿富汗家庭) <text:line-break/><text:line-break/>新聞來源：The Bureau of Investigative Journalism <text:line-break/>網址：https://tinyurl.com/yxeqs7r3 <text:line-break/>作者：Abbie Cheeseman &amp;; Ahmed Mengli <text:line-break/>相關視頻：https://tinyurl.com/y4w7bp3j <text:line-break/><text:line-break/><text:line-break/>是要投給巴勒網嗎？還是你有自己的網站？ <text:line-break/><text:line-break/>若要投給巴勒網，我們的作法是翻譯之後會再找個人修改。修改後，雙方對於翻譯內容取得同意後再放上首頁。首頁的文章會透過一個 mailing list 每個月發送一次。 <text:line-break/><text:line-break/>如果你要投給巴勒網，我可以幫忙校訂，弄完之後再請你過目，沒問題的話再貼上首頁。 <text:line-break/><text:line-break/>除了校訂，我可能會簡單寫個說明。說明包括兩部份： <text:line-break/><text:line-break/>一是對於這文章的性質做個說明。畢竟這是關於某個個案的調查報導。閱讀的人很可能會一頭霧水，因為不知道為何以及如何理解如此細節的一篇個案報導。 <text:line-break/><text:line-break/>另外則是對於內文做些說明或表示異議。比方說內文提到： <text:line-break/><text:line-break/>"他的故事是阿富汗各家庭每天所面臨的艱難情況。空襲正在該國進行。十年來首次，美國和阿富汗的軍事行動比叛軍殺死了更多平民。" <text:line-break/><text:line-break/>這段話牽涉到一些問題，比方說，川普雖然對於發動戰爭與擴大政治版圖比較沒興趣，但他實際上卻很可能是美國近代史上簽署最多戰爭授權的總統；他懶得管這些，因此乾脆授權軍方或CIA在海外直接任意大開殺戒，大幅放寬戰爭授權。 <text:line-break/><text:line-break/>歐巴馬擅於以轟炸取代地面部隊，以便減少美軍傷亡，避免國內輿論壓力。但是，川普卻比歐巴馬還丟下更多炸彈。美軍傷亡確實減少了，但平民傷亡卻爆增。阿富汗就是一例。美軍整天狂轟濫炸，平民死者不但於去年創新高 (光是去年一年阿富汗平民死亡就高達三千多人)，而且，根據聯合國的報告，死者之中三分之一為兒童。 <text:line-break/><text:line-break/>至於說美軍與阿富汗政府軍屠殺平民人數首度超越 "叛軍"，這類敘述其實過於簡略而誤導。所謂叛軍，就是塔利班，他們原本就是阿富汗政府，是2001年美國以反恐之名對之發動侵略，才被推翻。 <text:line-break/><text:line-break/>我認為，這樣一場長達至少18年的侵略戰爭所造成之傷亡及戰亂中之各類型的死亡，美國應負全責；不能講得好像美國只是進去阿富汗幫助誰打什麼 "壞人"，"不小心" 打死了很多平民。這類描述方式，往往抹除了基本事實，亦即侵略才是這場戰爭的核心事實。 <text:line-break/><text:line-break/>講起這些事，我心理上就有陰影，有一種本能上的排斥，實在很不想講。要是我能遺忘，許多時候我真寧可自己從一開始就根本不知道這樣一種關於現實的荒唐、血腥殘酷與卑劣。 <text:line-break/><text:line-break/>舉個例，香港那些反送中的人渣們不是每天搞破壞嗎？然後西方社會一面倒地 "聲援"；或者應該說，這完全就是一場由西方社會 (主要是 CIA) 一手精心策畫的動亂，並且渴望藉由這場動亂之持續擴大，進而失控，盼望能引來中共的鎮壓。 <text:line-break/><text:line-break/>過去二、三十年來，美國每天就是以民主為藉口，在全世界各地製造類似的暴亂甚至內戰，藉以顛覆異己政權，發動侵略。 <text:line-break/><text:line-break/>中國，相對於美國或比方說英國，乾淨得就像一張白紙，所謂什麼爭民主、爭自由，全是鬼扯蛋，天底下還會有比中國統治下的香港更自由更不設防的城市嗎？中國統治下的香港，所謂民主與自由，更是遠勝英國殖民時期。西方社會倘若面對諸如像香港這樣的暴亂等級，老早派出軍警不知道要打死多少人、逮捕多少人，哪有可能像香港警察這樣軟弱得近乎荒唐？ <text:line-break/><text:line-break/>就如火鍋大王所說，倘若美國發生香港這樣的暴亂，老早派出軍隊，宣布戒嚴，封鎖整座城市，哪有可能僅僅逮捕數十人。 <text:line-break/><text:line-break/>請看7:30到8: 20： <text:line-break/><text:line-break/>https://www.youtube.com/watch?v=kFnqIJaHKno <text:line-break/><text:line-break/>我跟各位說，在英國，隨便一個完全和平的抗爭，參與者僅僅只是 "走出" 封鎖線，都必然會遭到逮捕或警察攻擊，然後隨之而來的是刑度極重的司法究責。 <text:line-break/><text:line-break/>但是，這樣一些對於社會秩序之維持極其強悍嚴厲的國家，如今卻天天大肆造謠，高舉什麼人權與民主自由，把香港警察講成好像什麼暴政底下殺人不眨眼的武裝走狗似的，甚至叫囂什麼 "絕不容許中國政府如此對待爭取民主自由的偉大香港人"，真的是非常無恥。 <text:line-break/><text:line-break/>舉個最近的例子，就在上個月(8月)的中旬，聯合國譴責英國長年持續販售武器給沙烏地阿拉伯，對葉門進行極其病態殘酷血腥的侵略，刻意製造最大的人道災難。 <text:line-break/><text:line-break/>葉門和敘利亞，可以說是當今世界人道災難最嚴重最血腥的兩個國家。葉門總人口才2700萬，但截至目前為止，已經有將近一千萬人陷入饑饉，大約有一千八百萬人急需人道救援，平均每十分鐘就有一名兒童死於 "可避免之因素"。關於葉門，我一時沒法詳談，可參見學姊兩年前的一篇舊文，就可約略明白葉門之如何遭受西方社會之荼毒： <text:line-break/><text:line-break/>https://bit.ly/2Leblv5 <text:line-break/><text:line-break/>而我現在要說的是，面對葉門這樣一種近代史上規模罕見的人道災難與侵略，英國卻趕緊販賣比平常超過一百多倍、高達兩千五百多億的武器給沙烏地阿拉伯，讓他們用來屠殺更多葉門人，破壞更多葉門的民生基礎設施，使千萬人淪為餓莩，死於戰火，其中尤其是老幼婦孺，更是這場同樣以 "追求民主" 為名、毫無人性的侵略戰爭最大的受難者。 <text:line-break/><text:line-break/>各位懂我的意思嗎？懂得這樣一種對比嗎？美英等國，一方面對於自由到近乎荒唐、根本不設防的香港，整天以民主自由之名一手製造動亂，一方面卻又整天在全世界各地幹盡天下最血腥殘暴的各種侵略與戰爭。我表達能力有限，我不知道要怎麼樣講才能讓人們產生一點憤怒？ <text:line-break/><text:line-break/>謝謝從輔這篇翻譯，容我再找時間校訂。 <text:line-break/><text:line-break/>每天忙到爆累到爆，往往心有餘而力不足，而我也只能在精神狀況往往極為疲憊的情況下，勉強用一點零碎時間寫點東西。 <text:line-break/><text:line-break/>巴勒網通常會選一些文章，在 EMAIL 群組上徵求勇士幫忙翻譯，也許以後也可以在這版面上公告徵求，看勇士能不能多一點。至於文章的選擇，各位若平常有看到不錯的文章，也歡迎在這版面推介，也許先確定要翻譯哪些文章再來進行翻譯會比較好。</text:p>
      <text:p text:style-name="P2">王修亮   |  2019.09.01 12:17   |   <text:a xlink:type="simple" xlink:href="http://palinfo.habago.org/Entry?Command=Information_PrintForum&amp;iPage=3#FORUM37837"><text:span text:style-name="T1">#</text:span></text:a></text:p>
      <text:p text:style-name="P3">論普及與菁英教育 <text:line-break/>(一) 天賦與平凡 <text:line-break/>幾年前電競業興起，世界各國的電競優秀者名利雙收，許多愛玩電動的年輕人忽然在親友間谷底翻身，由廢材成為「天才」。 <text:line-break/>曾與女兒很深切的討論過：「電競能力是不是一種天賦之才？」 <text:line-break/>我玩過不少遊戲，非常清楚其中材與不材差異之巨大。 <text:line-break/><text:line-break/>一個副本，即使多次仔細看過破關高手的視屏，反覆作筆記、畫重點(沒辦法，個性已養成，就算玩遊戲也無法不做功課)，手拙的我依然因為缺乏靈活應變的能力，難免疏漏出錯，是公會裡永恆的二軍。更別說能夠在先發測試中，敏銳的發現細節裡隱藏的可能。 <text:line-break/>平庸的我，安於二軍的我。 <text:line-break/>女兒就比我強多了，常常在背後出手搶救我的危機，幫著指揮我「跳」、「左邊」、「F2」、「團補」！ <text:line-break/>我很喜歡看她玩遊戲時行雲流水的輕快。 <text:line-break/><text:line-break/>但是站在講台上，只要看到學生一個細微的表情動作變化，甚至一種眼神，我便可以秒感應學生心思的同時，反彈似的迸出整節課程後續引導的方向、方式與學生可能有的反應、需要的修正等等，連推論的動作都不必。 <text:line-break/>基於習慣，我每次上課前總會設計好當節兩小時的課程，但正常的狀況下，我總是會因為學生現場的反應，進行與原規劃完全不同的方式來達到同樣的教學目標。 <text:line-break/>而且完全略過思考與判斷的階段，我動作語言的轉化，發生得彷彿風吹浪湧般自在，我得在事後長時間的反覆回想中(通常我會把上課錄音帶再聽一遍)，才有辦法解析出來自己為何要如此提問、如此回答學生、如此改變。 <text:line-break/><text:line-break/>我五十歲以前，一直認為所有的老師都是這樣的。 <text:line-break/>除此之外，生活中的我多麼笨拙死板啊！ <text:line-break/>敏銳或笨拙、靈活或死板，在不同的事務上對照著呈現。對我來說是這樣，對女兒來說也是這樣，對所有學生來說也是這樣。 <text:line-break/>甚麼是人材天賦，甚麼是平凡？ <text:line-break/><text:line-break/>然後我和女兒遇到的第二個問題：所有的人材，一定能以自己的天賦，在這個世間賺取足以養生的職業、金錢嗎？人總得過日子啊！ <text:line-break/>如果一個電競人材或是電腦程式高手、飛行高手，生長於一千年前，會是人才還是庸才？若是他如同我，只擁有單一種天賦上的敏銳靈活，他的一生會過得如何？有辦法肯定自我嗎？社會能給予他自信自尊嗎？ <text:line-break/><text:line-break/>我沒有答案，但是我認為小學課程的目的之一，就是讓學生自己有能力思考、發現、處理這個問題。 <text:line-break/>國小教育是各種啟蒙，啟蒙自我於群體環境中，覺悟生命存在之必要、與享受生活美好的能力。 <text:line-break/>因此，他會啟蒙自己某一種材賦，即使在當今之世，這種材賦只是一種趣味，甚至完全無所發揮，他都必須能肯定自己擁有某種天生的不平凡，只是生不逢時。而他知曉生不逢時是常態，一個落後國家交通極為不便的山村，很可能所有的孩子都生不逢時，因為貧富差距、城鄉差距、階級差距。 <text:line-break/>他的生不逢時屬於時代差距。 <text:line-break/><text:line-break/>他可能選擇相對平凡的職業，並且在業餘持續追尋各種可能，研究自己的天賦才能如何發展發揮，成為興趣。他也可以選擇放棄一切，活在似乎無用卻美好的天賦才能裡度過生命，清苦而幸福。 <text:line-break/>都是他自知自覺的選擇。 <text:line-break/><text:line-break/>這是我的想法，我真心認為沒有一個學生(人)是平凡的，如果他看起來似乎真的無材無能，只是因為屬於他的時代已經過去了或尚未來到，沒關係，他有知覺的能力，他因此願意選擇對自己的材能天賦自在、冒險或放逐，都沒有關係，通常他會因為某些原因選擇平凡生活，但我和他都知道：他並不平凡。 <text:line-break/><text:line-break/>(二)菁英教育 <text:line-break/><text:line-break/>學校教育可略分為普及性與菁英性，通常我不會用「平庸教育」來形容普及教育(但會以此名辭批判)，因為普及是一種目標與方法，而平庸是一種行為模式。 <text:line-break/>例如：台灣的國民義務教育是普及教育，會形成平庸的現象，並非義務教育的內容與目標要求平庸，而是各種不恰當的政策與人為的失措，使學習效果平庸化。 <text:line-break/>為便於溝通，我先定義教育的普及與菁英，當然是我自己的定義。 <text:line-break/><text:line-break/>普及教育相對於專長專業，注重通識學習：「大家都認得二千五百個字。」、「大家都願意且瞭解為何需要遵守法制」、「大家都了解且能擁有基本的國民品德」等等，目的並不在於特別學習某種技能與創意。 <text:line-break/>普及教育是人格與群性建構的「基礎」，獨屬於某個國家、某個區域、某種信仰。 <text:line-break/><text:line-break/>菁英教育有幾種不同的定位，例如：限制性的，刻意限制少數人才能進入某層次以上的高階教育，不論是公力還是私立，以便讓少數人壟斷社會上的權貴富裕階級。如果國家做得較為公平，弱勢者仍能憑藉某些實力得以翻身，若是不公平，就單純是階級壟斷。 <text:line-break/><text:line-break/>或者如：專業技職與專業學術的分流，人們憑著不同天賦與努力，國家的政策如果得體，就能使絕大多數人各習其材，各展所長。 <text:line-break/><text:line-break/>限制型的菁英教育當然也能培育出國家群體所需，端看政策的規劃。 <text:line-break/>專長型的菁英教育則對國民、國家都有更大的利益。 <text:line-break/>限制與專長兩者當然也能合一，國家要負責規劃、調查、推論往後十年、三十年甚至更長遠的計畫，估量整體發展所需的物質與人才項目，依此彈性調整菁英教育的項目取捨、人數規劃。 <text:line-break/>我個人認為這是最佳狀況，當然是苛求了。 <text:line-break/><text:line-break/>目前台灣的普及教育是十二年(普及教育時間太長反而是一種限制，箍死了技職專業的發展，其實九年是非常恰當的)，加上急於擴張高等教育、缺乏均衡的體制內補救教育等錯誤政策，很少人是不讀完大學的，研究所、博士班也因此平庸化，所謂的專業甚是含糊。 <text:line-break/><text:line-break/>而整個社會在畢業人材的配置，國家人員任用上，也鮮少注重專業。在這種錯亂的體系裡，所謂的菁英也跟著定義錯亂，教育上專業的意義消失，通常指的是權貴人與有錢人本身，菁英定義從「天賦能力學習」錯亂為「物質富貴階級」，而權位、財富的重新分配當然也不會透過專業而來，依然是壟斷。 <text:line-break/>限制性或台灣型其實都算不上是菁英教育。 <text:line-break/><text:line-break/>在現代的世界局勢裡，一個國家不可能只實施普及教育，整體人民的生活就算僅僅是維繫現狀，都還需要各種菁英站在適當的官員與專業位置位上，殫精竭慮的努力運作。菁英教育畢竟是不可或缺的！ <text:line-break/>菁英教育是生逢其時的優秀天賦，加上認真努力負責等等的人格養成。 <text:line-break/><text:line-break/>專業培育與人格養成，不可能是截然二分的學習：「國中小只學習人格，高中後才開始追求專業與職業」。 <text:line-break/><text:line-break/>發現並發揮天賦才華是人格養成非常重要的一環，和表達、溝通、自尊與自信、自我與群體成就感、群性分工合作，都有密切的關係。 <text:line-break/>例如：辦理一個是內活動，有人擅長領導開會、有人擅長寫計畫，有人擅長規劃桌椅的排列法，有人擅長畫圖布置，有人擅長寫字做文宣，有人擅長募款，有人擅長有效率的清潔，各有專長，同時也在活動實踐中反省，嘗試錯誤的修正、疏漏的充實。 <text:line-break/>人格與天賦專長能力，必然都是從小培育、操作、練習的，隨著成長更形健全。 <text:line-break/><text:line-break/>這樣說起來，從小學開始切割成音樂班、美術班、體育班、程式設計班，甚至領袖養成班等等，好嗎？ <text:line-break/><text:line-break/>雖然各自專長的技巧方法不同，但人格養成教育的原則與概念是相同的，例如：守時、負責任、尊重等等習慣，普及教育最終是需要國民能擁有知覺的個性與群性，在生活中有能力與群體合作。 <text:line-break/>在普及教育開始時就以天賦專長切割了人格養成，反而失去「人」的多元觀察與實踐能力。 <text:line-break/><text:line-break/>例如：體諒、同情、同理，過早放進同溫層，使得菁英們的環境狹隘，不知「人」只知「知識技能」，因而常常過於紙上談兵，被批判不知民間疾苦。 <text:line-break/>早學則技巧純熟，但疏離群體常態生活。晚學則勤苦難成，但是容易深入群體生活，發現、解決真實的問題。這是一種兩難，需要取捨與調整。 <text:line-break/><text:line-break/>我個人比較贊成學校大約五成至七成的時間進行普及教育，其他時間則以分組、社團活動、研究會、公益參與等等形式進行天賦專長訓練，兩者比例的多寡，當然和學校、社區資源能取得的多寡，以及社區型態、國家現況等等有關。 <text:line-break/><text:line-break/>台灣現在的普及教育，一方面在教法上採用平庸 (是，這裡是批判用詞)，把所有學生與教師當白痴來使用、教導，例如：我們一直反覆於灌輸背誦與快樂學習的兩種極端，無論怎樣翻轉都是另一個極端，找不到均衡。一方面在教材上又採用菁英教育。高等教育的教授們操控著國中國小教材內容，為了「將來收到的大學生可以早就準備好基礎本科能力」，把所有孩子當菁英來教，教材內容艱澀繁雜龐大，佔去國中小學生們全部的課堂時間，壓榨得孩子喘不過氣來，哪有辦法進行專長天賦的發展？ <text:line-break/><text:line-break/>就連國中小教師們本身都不被視為「具有教育天賦的某種菁英」，鼓勵教師創作教學都只是漂亮的假象，創作出來的教學幾乎都是實務上最低階的花俏遊戲活動，略為上層的理論敘述與思想系統結構，國小教師們連自己學習的機會都難以碰觸，遑論引導學生。 <text:line-break/>要不然，問問看有幾位教師能清晰解說國小學習「照樣造句」，在各年段背後的不同概念，以及前後的銜接課程概念？ <text:line-break/><text:line-break/>教師們看起來的確很懶得學習，甚至連研習之後都還創作不出來，那正是因為教師被拘限在「跟隨」裡面太久了，早已遺失了教育的天賦，而能夠一直保有教育天賦的國中小教師因為太有思考與創意能力，要不因此反而進不來教育體系，要不在體系內被視為叛逆、怪胎，被冷漠或排斥。 <text:line-break/><text:line-break/>要求國中小教師「跟隨」「陪讀」教育專業教授，這是台灣教育平庸化重要原因之一。理論和實務的專業本該是平等交流，而不是跟隨與陪讀。 <text:line-break/><text:line-break/>強迫不具備數學或醫學或物理、化學專長的孩子，「跟隨」「陪讀」百分之一甚至千分之一的天賦孩子們，反而犧牲了大多數孩子的不同天賦與人格，不得其才不得其正，要不心靈和行為扭曲掉，要不天賦才能浪費掉。使得大多數孩子苦於教育，茫然失措。 <text:line-break/><text:line-break/>不同天賦，當然需要不同的教育方法與方式。 <text:line-break/><text:line-break/>教育原應該因材施教的，前提是教師自身知覺己材，因而有能力探測學生「材質」，才能「修飾引導其材」，使學生自知自覺的「成材」。 <text:line-break/>每個人都有其笨拙與遲鈍之處。 <text:line-break/>每個人亦均有其材。 <text:line-break/><text:line-break/>(三)結語 <text:line-break/>除了政策問題，菁英學習最怕的就是將孩子忽然拉去完全不屬於他的年齡層，讓他失去與同齡互動的機會，只與知識相處成長。 <text:line-break/><text:line-break/>至少要保留一部分正常普及教育的時間，並且以正常課程設計強化同學與他的互動機會，讓知識技能與人格心靈都能同時成長。否則就像我年輕時看過的新聞，一位四歲讀大學的香港天才兒童，到十四歲時在美國自殺了，或是像歷年來新聞中的另外幾位天才兒童，陷落在毒品與犯罪之中。 <text:line-break/><text:line-break/>生命仍然需要保有身心的某些均衡，而台灣的教育，人格與素養喊得震天價響，緊緊握在手上的仍然只是極端的知識。 <text:line-break/><text:line-break/>「調合東方一點點的威權，西方一點點的自由。」 <text:line-break/>或許這句話無法說的很明確，或許我們也可以類似的共鳴： <text:line-break/>「調合行為一點點的約束，心靈一點點的自在。」 <text:line-break/><text:line-break/>但是不論如何，我深知朋友這樣的心聲，也就是希望孩子們能取得各種均衡，盡情享受菁英式的自在揮灑，又能在國民基礎教育中建構正常的人格，知覺自己天賦材能的所在所用，於整體環境中進行最佳選擇，或者辛苦精進於專長專業，或者安然於平凡的業餘興趣。 <text:line-break/>都是一種幸福。 <text:line-break/><text:line-break/>期望教育能如此，我們努力，亦只能期望。</text:p>
      <text:p text:style-name="P2">孫從輔   |  2019.09.01 02:25   |   <text:a xlink:type="simple" xlink:href="http://palinfo.habago.org/Entry?Command=Information_PrintForum&amp;iPage=3#FORUM37836"><text:span text:style-name="T1">#</text:span></text:a></text:p>
      <text:p text:style-name="P4">響應陳真醫生的呼籲，我在此盡棉薄之力翻譯一篇文章。有辭不達意之處請多指教。 <text:line-break/><text:line-break/>*** <text:line-break/><text:line-break/>美國”好人”們如何摧毀一個阿富汗家庭 <text:line-break/><text:line-break/>新聞來源：The Bureau of Investigative Journalism <text:line-break/>網址：https://tinyurl.com/yxeqs7r3 <text:line-break/>作者：Abbie Cheeseman &amp;; Ahmed Mengli <text:line-break/>相關視頻：https://tinyurl.com/y4w7bp3j <text:line-break/><text:line-break/>凌晨4點，Masih Ur-Rahman Mubarez的妻子Amina打來電話，這是他們每天一早的聊天時間。當他拿起電話時，他能聽到她聲音中的恐慌。 <text:line-break/><text:line-break/>Amina從阿富汗的Wardak省打電話來，她在那裡撫養孩子，而Masih在伊朗邊境工作，以支持這個家。她告訴他，士兵正在襲擊他們的村莊。他們中的一些人說英語。 Amina被告知要關掉她的電話，但Masih不讓她關--- 不然他怎能知道他們沒事呢？ <text:line-break/><text:line-break/>電話結束時，Masih說當事情平靜時他會再次打電話。但在上午9點，當他撥打妻子的號碼時，她的電話已關閉。他於上午9點30分再次嘗試，仍然關閉。在那一天整天和隔天，他多次打來電話。但Amina的手機仍關閉。 <text:line-break/><text:line-break/>他另花了一天時間來了解真相。親戚避開他的電話或含糊回答他的問題，直到最後他的兄弟告訴他真相。 “他試圖避免告訴我整個故事，但我堅持說他要說實話，”Masih以一種搖擺不定的聲音回憶道。 “他告訴我要對上帝有耐心---沒有人活下來。” <text:line-break/><text:line-break/>一場空襲擊中Masih的房子，殺死了他的妻子和他的七個孩子，以及四個年輕的表兄弟。他最小的孩子才四歲。 <text:line-break/><text:line-break/>在接下來的幾周里， Masih活在悲傷裡，而對真相的需求也如此強烈。誰殺了他的家人？為什麼？ <text:line-break/><text:line-break/>他尋找真相的過程持續八個多月，和軍事官員與政府官員鬥爭，卻得到模糊的回應與否認。這使他轉與我們The Bureau of Investigative Journalism (以下簡稱The Bureau) 以及紐約時報的記者合作，將迷團一片片拼湊起來。最終得到了一個明確的結論 – 美國軍方投放了致命的炸彈。 <text:line-break/><text:line-break/>他的故事是阿富汗各家庭每天所面臨的艱難情況。空襲正在該國進行。十年來首次，美國和阿富汗的軍事行動比叛軍殺死了更多平民。但是，確認誰在進行致命打擊通常是不可能的。道歉或任何形式的公開問責更是難以實現。 <text:line-break/><text:line-break/>美國一再否認它轟炸了Masih的房子，甚至否認他所在地區有任何空襲。但是使用衛星圖像，照片和開源內容，我們證明了美軍是錯的。在我們的調查之後，軍方現在承認它確實在該地點進行了襲擊，但仍否認導致平民死亡。 <text:line-break/><text:line-break/><text:line-break/>幸福生活毀於一旦 <text:line-break/><text:line-break/>“在我的房子遭到轟炸之前，我過著正常的生活。我結婚了，有四個女兒和三個兒子，“Masih告訴我們在喀布爾的記者：“我們的生活充滿了愛。” <text:line-break/><text:line-break/>Masih曾是當地一所由瑞典組織所經營的學校的首席教師，之後他在2014年因財務問題被迫到伊朗從事建築工作。他仍然回憶起他在Mullah Hafiz村的日子，他在那裡把時間用於耕種，教學和他的孩子們。 “那時我們非常幸福，”他說。“我們的生活曾經充滿愛”。 <text:line-break/><text:line-break/>襲擊當天究竟發生了什麼，目前尚不清楚。村民們說，2018年9月22日整夜，炸彈投在了位於塔利班控制區的Mullah Hafiz。他們說，同一天晚上，士兵們對該村莊進行了一次襲擊，作為對塔利班一所監獄作戰行動的一部分，該監獄距離Masih的家約200公尺。其中一名村民說，塔利班武裝分子從一些民宅中向士兵開槍。 <text:line-break/><text:line-break/>Masih的表兄告訴我們，他和其他男性親戚與一些村民一起被帶走並被拘留。在第二天早上的某個時刻，一場襲擊擊中了Masih的房子。當他的親戚回來時，發現建築物變平了。他們說，在瓦礫中有Amina的屍體，七個孩子和他們的四個表兄弟。 <text:line-break/><text:line-break/>Masih的孩子年齡在4到14歲之間；他的妻子Amina是32歲。表兄弟們和所有女孩的年齡從10歲到16歲不等。 <text:line-break/><text:line-break/>完整的死亡名單與死者年齡如下： <text:line-break/>Mohammad Fayaz (4), Fahima (5), Samina (7), Mohammad Ilyas (8), Mohammad Wiqad (10), Amina (10), Safia (12), Zarifa (12), Anisa (14), Nafisa (14), Rahmania (16), Amina (32) <text:line-break/><text:line-break/>在知道他的家人被殺後，Masih立即返回阿富汗。回程艱難--- 他在伊朗的建築工作是非法的，他說他必須把自己交給伊朗警察並等待被驅逐出境。他花了三天時間才回到自己的村莊。就在那時，他開始尋找真相。 <text:line-break/><text:line-break/>Masih聲稱政府官員私下承認他的家人已死。然而，雖然阿富汗國防部和省警察在襲擊發生後幾天內公開宣布，他們在有關塔利班監獄的一項行動中殺死了大量塔利班武裝分子，但他們並未承認任何平民在襲擊中喪生。 <text:line-break/><text:line-break/>“我一再告訴他們，這是我的孩子，是我的妻子，是我的表兄弟，他們都是平民，我的房子被毀了，”Masih說。 “當他們說他們轟炸了塔利班監獄時，他們絕對沒有襲擊民房，殺死平民。” <text:line-break/><text:line-break/><text:line-break/>記者調查 <text:line-break/><text:line-break/>正如Masih的調查，The Bureau也得到同樣結果。我們獨立地聽說了9月23日在Mullah Hafiz的襲擊殺害了多名兒童，我們試圖確認兇手。 <text:line-break/><text:line-break/>The Bureau一直在阿富汗記錄襲擊超過四年。深入了解已發生的事情通常很困難。這些襲擊主要發生在塔利班控制下的偏遠地區。當地媒體往往沒有報導這些報導，美國和阿富汗軍隊也都沒有完全公開透明。 <text:line-break/><text:line-break/>調查此次襲擊時，我們面臨著同樣的障礙。但是這一次，在幾個月的時間裡與當地阿富汗記者和紐約時報的Visual Investigations unit一起工作，我們能夠證明這次殺死多名兒童的襲擊案應由美國負責。 <text:line-break/><text:line-break/>我們的第一步是聯繫阿富汗和美國軍隊。 <text:line-break/><text:line-break/>阿富汗國防部官員告訴我們，沒有人可發表評論。 <text:line-break/><text:line-break/>當我們聯繫美國軍隊時，我們得到了矛盾的陳述。隨著報導的發展和紐約時報的介入，它的故事反覆改變。 <text:line-break/><text:line-break/>一位美國發言人於10月份首次表示，他們的行動與造成Mullah Hafiz平民傷亡的指控之間“無關聯”。在2月份的一封電子郵件中，他們聲稱完全沒有9月23日在該區襲擊的記錄。 <text:line-break/><text:line-break/>在五角大樓本月發布的一份報告中，Masih家的襲擊沒有被列入已確認的平民傷亡名單中。 <text:line-break/><text:line-break/>最後，當我們準備在本週早些時候發佈報導時，他們承認他們轟炸了Masih的房子。幾天後，又有另一個聲明。他們說，據美國士兵的報告，有人從房子裡向他們射擊，然後他們進行了“自衛”襲擊。但他們並沒有殺死Masih的家人。<text:line-break/><text:line-break/>軍方沒有告訴我們它依據什麼訊息得出結論。美國在很大程度上依賴由飛機拍攝的襲擊前和襲擊後的畫面來調查空襲對平民造成傷害。但是當襲擊擊中建築物時，比如像Masih的家，很難分辨出瓦礫堆底下有什麼。 <text:line-break/><text:line-break/><text:line-break/>重要證據 <text:line-break/><text:line-break/>Masih希望讓世界知道發生了什麼。他與阿富汗媒體的訪談促使我們與他聯繫，並於四月在喀布爾與他會面。此時，他已經花了數個月尋找答案。他仔細收集了證據，希望能夠證實那天發生的事情。 <text:line-break/><text:line-break/>其中一些有助於我們的調查。首先，我們需要弄清基本事實---驗證襲擊擊中了他的房子。我們必須在不親自訪問該村莊的情況下完成此事，因為記者去塔利班控制區是不安全的。根據Masih提供的照片中包含的元資料，我們能夠獲得他家的地理坐標。我們使用這些來獲取衛星圖像，顯示房屋遭到襲擊，其損壞與襲擊一致。The Bureau和紐約時報組成的小組還審查了Masih孩子們墓地的照片，並找到了埋葬地點的衛星圖像。損壞的房屋和墓地的存在僅在9月23日之後的衛星圖像中可見。 <text:line-break/><text:line-break/>至關重要的是，我們還獲得了據說是在襲擊現場所發現的武器碎片的照片。雖然大多數都是不起眼的，但有一些碎片有明顯的標記。在其中一片上，我們可以看到所謂的“CAGE代碼”---這是政府或國防機構供應商的唯一識別碼。該代碼將該碎片連接到一家名為Woodward的美國公司，該公司生產導彈套件的組件，稱為JDAM。這些裝置使得炸彈能夠由GPS所引導。 <text:line-break/><text:line-break/>武器專家審查了這些照片，並看到了其他東西---尾部安定翼上的四個螺栓的獨特圖案，辨識出碎片為JDAM的一部分。<text:line-break/><text:line-break/>我們搜索了國防和航空新聞檔案，發現阿富汗軍方沒有能力使用JDAM。唯一在阿富汗進行襲擊的其他軍事力量是美軍。 <text:line-break/><text:line-break/>我們詢問了武器專家哪些軍事力量可以投放炸彈，他們證實了我們所得知的事---只有美國軍方有能力在阿富汗使用JDAM。 <text:line-break/><text:line-break/>在阿富汗襲擊記錄平民傷亡四年半之後，我們終於能夠肯定地說，在一次事件中是誰按下了發射鈕。 <text:line-break/><text:line-break/><text:line-break/>找出原因 <text:line-break/><text:line-break/>我們相信我們查出了是誰幹的，但原因為何並不是那麼清楚。 <text:line-break/><text:line-break/>在美國的最後聲明中，他們在美國士兵報告遭到射擊後投下炸彈。這部分與一名村民所說的吻合，即這些士兵是遭到從平民家中來的槍擊。然而另外兩人說襲擊發生時該地區的一切都很安靜。 <text:line-break/><text:line-break/>也許一個線索就在於房子的位置，該房屋與村莊的其他部分分開，非常靠近塔利班監獄。我們知道軍隊針對監獄進行了一次行動，村民們聲稱在襲擊中有一些被關押在裡面的安全部隊成員獲救。 Masih的房子可能被意外襲擊了。 <text:line-break/><text:line-break/>這幅全景圖顯示了兩座建築物的距離：(請參照原網頁中附圖) <text:line-break/><text:line-break/>如果軍方沒有完全的公開透明，這些問題仍將無法解決。無論襲擊的原因是什麼，美國仍然聲稱它沒有殺死任何平民。 <text:line-break/><text:line-break/><text:line-break/>飆升的平民死亡人數 <text:line-break/><text:line-break/>我們的調查引發了有關美國軍方責任的嚴重質疑。 <text:line-break/><text:line-break/>去年，聯合國發現美國在阿富汗的軍事行動造成632名平民傷亡，是前一年的兩倍還多。美國軍方只承認這個數字增加了20％多一點。美國表示，這種差異的原因在於，他們可以獲得諸如無人機鏡頭等情報，這表明“通常看起來像美國行動造成的平民傷害實際上是其他原因造成的。” <text:line-break/><text:line-break/>美國發言人在10月份發表的第一份聲明中警告我們：“叛亂分子利用這些指控在軍隊和民眾之間見逢插針的情況並不少見。正如Mattis部長所說的那樣：“我們盡一切可能符合軍事需要，同時不惜一切代價避免平民傷亡。 <text:line-break/><text:line-break/>“我們不是完美的人，但我們是好人。所以我們正在盡我所能。“ <text:line-break/><text:line-break/>甚至五角大樓裡面也有人要求改變。它在2月份發布了一份報告，強調了對美國軍方如何調查和應對平民傷亡的擔憂。在如何評估從The Bureau或其它非政府組織收到的有關平民傷害的指控時，軍方有時顯得“綁手綁腳”。 <text:line-break/><text:line-break/>該報告還發現，不同的區域軍事指揮部有不同的審查平民傷亡的程序。美國正在製訂首項關於平民傷亡的軍事政策，這帶來了改善事態的希望。 <text:line-break/><text:line-break/>對Masih來說，追求正義仍在繼續。由於他在伊朗工作所得，之前家庭設法節省的一筆錢現在正用於這場戰鬥。 <text:line-break/><text:line-break/>“我們有一個說法：對不公正保持沉默是一種犯罪，因此我將在全世界傳播我的聲音“Masih說。 “我會和每個角落的每個人談一談。我不會保持沉默。” <text:line-break/><text:line-break/>“然而這裡是阿富汗。無論有沒有人聽到我們，我們仍會大聲疾呼。“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